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1-01T00:00:00" table:style-name="ce5">
            <text:p>2023/1/1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32800" table:style-name="ce6">
            <text:p>32,800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28220" table:style-name="ce6">
            <text:p>128,220<text:s/></text:p>
          </table:table-cell>
          <table:table-cell office:value-type="float" office:value="43809" table:style-name="ce6">
            <text:p>43,809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23966" table:style-name="ce6">
            <text:p>23,966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38074" table:style-name="ce6">
            <text:p>38,074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42852" table:style-name="ce6">
            <text:p>42,852<text:s/></text:p>
          </table:table-cell>
          <table:table-cell office:value-type="float" office:value="22450" table:style-name="ce6">
            <text:p>22,450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70220" table:style-name="ce6">
            <text:p>70,220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49417" table:style-name="ce6">
            <text:p>49,417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503" table:style-name="ce6">
            <text:p>3,503<text:s/></text:p>
          </table:table-cell>
          <table:table-cell table:number-columns-repeated="16264"/>
        </table:table-row>
        <table:table-row table:style-name="ro2">
          <table:table-cell office:value-type="date" office:date-value="2023-01-02T00:00:00" table:style-name="ce5">
            <text:p>2023/1/2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103975" table:style-name="ce6">
            <text:p>103,975<text:s/></text:p>
          </table:table-cell>
          <table:table-cell office:value-type="float" office:value="37801" table:style-name="ce6">
            <text:p>37,801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3817" table:style-name="ce6">
            <text:p>23,817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31300" table:style-name="ce6">
            <text:p>31,300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51759" table:style-name="ce6">
            <text:p>51,759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40711" table:style-name="ce6">
            <text:p>40,711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3024" table:style-name="ce6">
            <text:p>3,024<text:s/></text:p>
          </table:table-cell>
          <table:table-cell table:number-columns-repeated="16264"/>
        </table:table-row>
        <table:table-row table:style-name="ro2">
          <table:table-cell office:value-type="date" office:date-value="2023-01-03T00:00:00" table:style-name="ce5">
            <text:p>2023/1/3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40848" table:style-name="ce6">
            <text:p>40,848<text:s/></text:p>
          </table:table-cell>
          <table:table-cell office:value-type="float" office:value="36996" table:style-name="ce6">
            <text:p>36,996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7608" table:style-name="ce6">
            <text:p>17,608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23367" table:style-name="ce6">
            <text:p>23,367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33932" table:style-name="ce6">
            <text:p>33,932<text:s/></text:p>
          </table:table-cell>
          <table:table-cell office:value-type="float" office:value="24734" table:style-name="ce6">
            <text:p>24,734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110556" table:style-name="ce6">
            <text:p>110,556<text:s/></text:p>
          </table:table-cell>
          <table:table-cell office:value-type="float" office:value="38969" table:style-name="ce6">
            <text:p>38,969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1928" table:style-name="ce6">
            <text:p>21,928<text:s/></text:p>
          </table:table-cell>
          <table:table-cell office:value-type="float" office:value="22998" table:style-name="ce6">
            <text:p>22,998<text:s/></text:p>
          </table:table-cell>
          <table:table-cell office:value-type="float" office:value="24356" table:style-name="ce6">
            <text:p>24,356<text:s/></text:p>
          </table:table-cell>
          <table:table-cell office:value-type="float" office:value="36228" table:style-name="ce6">
            <text:p>36,228<text:s/></text:p>
          </table:table-cell>
          <table:table-cell office:value-type="float" office:value="36389" table:style-name="ce6">
            <text:p>36,389<text:s/></text:p>
          </table:table-cell>
          <table:table-cell office:value-type="float" office:value="26057" table:style-name="ce6">
            <text:p>26,057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52056" table:style-name="ce6">
            <text:p>52,056<text:s/></text:p>
          </table:table-cell>
          <table:table-cell office:value-type="float" office:value="23529" table:style-name="ce6">
            <text:p>23,529<text:s/></text:p>
          </table:table-cell>
          <table:table-cell office:value-type="float" office:value="31604" table:style-name="ce6">
            <text:p>31,604<text:s/></text:p>
          </table:table-cell>
          <table:table-cell office:value-type="float" office:value="31105" table:style-name="ce6">
            <text:p>31,105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56551" table:style-name="ce6">
            <text:p>56,551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26316" table:style-name="ce6">
            <text:p>26,316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37194" table:style-name="ce6">
            <text:p>37,194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24015" table:style-name="ce6">
            <text:p>24,015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27253" table:style-name="ce6">
            <text:p>27,253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374" table:style-name="ce6">
            <text:p>5,374<text:s/></text:p>
          </table:table-cell>
          <table:table-cell table:number-columns-repeated="16264"/>
        </table:table-row>
        <table:table-row table:style-name="ro2">
          <table:table-cell office:value-type="date" office:date-value="2023-01-04T00:00:00" table:style-name="ce5">
            <text:p>2023/1/4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42067" table:style-name="ce6">
            <text:p>42,067<text:s/></text:p>
          </table:table-cell>
          <table:table-cell office:value-type="float" office:value="38864" table:style-name="ce6">
            <text:p>38,864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0204" table:style-name="ce6">
            <text:p>30,204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3889" table:style-name="ce6">
            <text:p>33,889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08837" table:style-name="ce6">
            <text:p>108,837<text:s/></text:p>
          </table:table-cell>
          <table:table-cell office:value-type="float" office:value="41191" table:style-name="ce6">
            <text:p>41,191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25698" table:style-name="ce6">
            <text:p>25,698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30237" table:style-name="ce6">
            <text:p>30,237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27957" table:style-name="ce6">
            <text:p>27,957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36641" table:style-name="ce6">
            <text:p>36,641<text:s/></text:p>
          </table:table-cell>
          <table:table-cell office:value-type="float" office:value="37229" table:style-name="ce6">
            <text:p>37,229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53879" table:style-name="ce6">
            <text:p>53,879<text:s/></text:p>
          </table:table-cell>
          <table:table-cell office:value-type="float" office:value="24590" table:style-name="ce6">
            <text:p>24,590<text:s/></text:p>
          </table:table-cell>
          <table:table-cell office:value-type="float" office:value="32040" table:style-name="ce6">
            <text:p>32,040<text:s/></text:p>
          </table:table-cell>
          <table:table-cell office:value-type="float" office:value="31558" table:style-name="ce6">
            <text:p>31,558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57010" table:style-name="ce6">
            <text:p>57,010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38360" table:style-name="ce6">
            <text:p>38,360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28057" table:style-name="ce6">
            <text:p>28,057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475" table:style-name="ce6">
            <text:p>5,475<text:s/></text:p>
          </table:table-cell>
          <table:table-cell table:number-columns-repeated="16264"/>
        </table:table-row>
        <table:table-row table:style-name="ro2">
          <table:table-cell office:value-type="date" office:date-value="2023-01-05T00:00:00" table:style-name="ce5">
            <text:p>2023/1/5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42690" table:style-name="ce6">
            <text:p>42,690<text:s/></text:p>
          </table:table-cell>
          <table:table-cell office:value-type="float" office:value="40464" table:style-name="ce6">
            <text:p>40,464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17987" table:style-name="ce6">
            <text:p>17,987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30457" table:style-name="ce6">
            <text:p>30,457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4505" table:style-name="ce6">
            <text:p>34,505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23036" table:style-name="ce6">
            <text:p>23,036<text:s/></text:p>
          </table:table-cell>
          <table:table-cell office:value-type="float" office:value="111015" table:style-name="ce6">
            <text:p>111,015<text:s/></text:p>
          </table:table-cell>
          <table:table-cell office:value-type="float" office:value="42882" table:style-name="ce6">
            <text:p>42,882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25227" table:style-name="ce6">
            <text:p>25,227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30232" table:style-name="ce6">
            <text:p>30,232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28753" table:style-name="ce6">
            <text:p>28,753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5015" table:style-name="ce6">
            <text:p>25,015<text:s/></text:p>
          </table:table-cell>
          <table:table-cell office:value-type="float" office:value="37076" table:style-name="ce6">
            <text:p>37,076<text:s/></text:p>
          </table:table-cell>
          <table:table-cell office:value-type="float" office:value="37019" table:style-name="ce6">
            <text:p>37,019<text:s/></text:p>
          </table:table-cell>
          <table:table-cell office:value-type="float" office:value="26616" table:style-name="ce6">
            <text:p>26,616<text:s/></text:p>
          </table:table-cell>
          <table:table-cell office:value-type="float" office:value="25271" table:style-name="ce6">
            <text:p>25,271<text:s/></text:p>
          </table:table-cell>
          <table:table-cell office:value-type="float" office:value="54367" table:style-name="ce6">
            <text:p>54,367<text:s/></text:p>
          </table:table-cell>
          <table:table-cell office:value-type="float" office:value="23593" table:style-name="ce6">
            <text:p>23,593<text:s/></text:p>
          </table:table-cell>
          <table:table-cell office:value-type="float" office:value="32624" table:style-name="ce6">
            <text:p>32,624<text:s/></text:p>
          </table:table-cell>
          <table:table-cell office:value-type="float" office:value="32615" table:style-name="ce6">
            <text:p>32,615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59002" table:style-name="ce6">
            <text:p>59,002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8684" table:style-name="ce6">
            <text:p>38,684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6606" table:style-name="ce6">
            <text:p>16,606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5585" table:style-name="ce6">
            <text:p>5,585<text:s/></text:p>
          </table:table-cell>
          <table:table-cell table:number-columns-repeated="16264"/>
        </table:table-row>
        <table:table-row table:style-name="ro2">
          <table:table-cell office:value-type="date" office:date-value="2023-01-06T00:00:00" table:style-name="ce5">
            <text:p>2023/1/6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45418" table:style-name="ce6">
            <text:p>45,418<text:s/></text:p>
          </table:table-cell>
          <table:table-cell office:value-type="float" office:value="44026" table:style-name="ce6">
            <text:p>44,026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31330" table:style-name="ce6">
            <text:p>31,330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35220" table:style-name="ce6">
            <text:p>35,220<text:s/></text:p>
          </table:table-cell>
          <table:table-cell office:value-type="float" office:value="25953" table:style-name="ce6">
            <text:p>25,953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3189" table:style-name="ce6">
            <text:p>23,189<text:s/></text:p>
          </table:table-cell>
          <table:table-cell office:value-type="float" office:value="127110" table:style-name="ce6">
            <text:p>127,110<text:s/></text:p>
          </table:table-cell>
          <table:table-cell office:value-type="float" office:value="47701" table:style-name="ce6">
            <text:p>47,701<text:s/></text:p>
          </table:table-cell>
          <table:table-cell office:value-type="float" office:value="22088" table:style-name="ce6">
            <text:p>22,088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25580" table:style-name="ce6">
            <text:p>25,580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23223" table:style-name="ce6">
            <text:p>23,22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30148" table:style-name="ce6">
            <text:p>30,148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22835" table:style-name="ce6">
            <text:p>22,835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26159" table:style-name="ce6">
            <text:p>26,159<text:s/></text:p>
          </table:table-cell>
          <table:table-cell office:value-type="float" office:value="40438" table:style-name="ce6">
            <text:p>40,438<text:s/></text:p>
          </table:table-cell>
          <table:table-cell office:value-type="float" office:value="38780" table:style-name="ce6">
            <text:p>38,780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60344" table:style-name="ce6">
            <text:p>60,344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36036" table:style-name="ce6">
            <text:p>36,036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64837" table:style-name="ce6">
            <text:p>64,837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32784" table:style-name="ce6">
            <text:p>32,784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40710" table:style-name="ce6">
            <text:p>40,710<text:s/></text:p>
          </table:table-cell>
          <table:table-cell office:value-type="float" office:value="28007" table:style-name="ce6">
            <text:p>28,007<text:s/></text:p>
          </table:table-cell>
          <table:table-cell office:value-type="float" office:value="25709" table:style-name="ce6">
            <text:p>25,709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30511" table:style-name="ce6">
            <text:p>30,511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892" table:style-name="ce6">
            <text:p>5,892<text:s/></text:p>
          </table:table-cell>
          <table:table-cell table:number-columns-repeated="16264"/>
        </table:table-row>
        <table:table-row table:style-name="ro2">
          <table:table-cell office:value-type="date" office:date-value="2023-01-07T00:00:00" table:style-name="ce5">
            <text:p>2023/1/7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37998" table:style-name="ce6">
            <text:p>37,998<text:s/></text:p>
          </table:table-cell>
          <table:table-cell office:value-type="float" office:value="45638" table:style-name="ce6">
            <text:p>45,638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32686" table:style-name="ce6">
            <text:p>32,686<text:s/></text:p>
          </table:table-cell>
          <table:table-cell office:value-type="float" office:value="23441" table:style-name="ce6">
            <text:p>23,441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28496" table:style-name="ce6">
            <text:p>128,496<text:s/></text:p>
          </table:table-cell>
          <table:table-cell office:value-type="float" office:value="53744" table:style-name="ce6">
            <text:p>53,744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0834" table:style-name="ce6">
            <text:p>20,834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25377" table:style-name="ce6">
            <text:p>25,377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9568" table:style-name="ce6">
            <text:p>29,568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39887" table:style-name="ce6">
            <text:p>39,887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67706" table:style-name="ce6">
            <text:p>67,706<text:s/></text:p>
          </table:table-cell>
          <table:table-cell office:value-type="float" office:value="20834" table:style-name="ce6">
            <text:p>20,834<text:s/></text:p>
          </table:table-cell>
          <table:table-cell office:value-type="float" office:value="32727" table:style-name="ce6">
            <text:p>32,727<text:s/></text:p>
          </table:table-cell>
          <table:table-cell office:value-type="float" office:value="36138" table:style-name="ce6">
            <text:p>36,138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63806" table:style-name="ce6">
            <text:p>63,806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31835" table:style-name="ce6">
            <text:p>31,835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34737" table:style-name="ce6">
            <text:p>34,737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26589" table:style-name="ce6">
            <text:p>26,589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5123" table:style-name="ce6">
            <text:p>5,123<text:s/></text:p>
          </table:table-cell>
          <table:table-cell table:number-columns-repeated="16264"/>
        </table:table-row>
        <table:table-row table:style-name="ro2">
          <table:table-cell office:value-type="date" office:date-value="2023-01-08T00:00:00" table:style-name="ce5">
            <text:p>2023/1/8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220" table:style-name="ce6">
            <text:p>14,220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14121" table:style-name="ce6">
            <text:p>114,121<text:s/></text:p>
          </table:table-cell>
          <table:table-cell office:value-type="float" office:value="42231" table:style-name="ce6">
            <text:p>42,231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21755" table:style-name="ce6">
            <text:p>21,755<text:s/></text:p>
          </table:table-cell>
          <table:table-cell office:value-type="float" office:value="22201" table:style-name="ce6">
            <text:p>22,201<text:s/></text:p>
          </table:table-cell>
          <table:table-cell office:value-type="float" office:value="20347" table:style-name="ce6">
            <text:p>20,347<text:s/></text:p>
          </table:table-cell>
          <table:table-cell office:value-type="float" office:value="16857" table:style-name="ce6">
            <text:p>16,857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5447" table:style-name="ce6">
            <text:p>5,447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30567" table:style-name="ce6">
            <text:p>30,56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56146" table:style-name="ce6">
            <text:p>56,146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23152" table:style-name="ce6">
            <text:p>23,152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43858" table:style-name="ce6">
            <text:p>43,858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603" table:style-name="ce6">
            <text:p>3,603<text:s/></text:p>
          </table:table-cell>
          <table:table-cell table:number-columns-repeated="16264"/>
        </table:table-row>
        <table:table-row table:style-name="ro2">
          <table:table-cell office:value-type="date" office:date-value="2023-01-09T00:00:00" table:style-name="ce5">
            <text:p>2023/1/9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40972" table:style-name="ce6">
            <text:p>40,972<text:s/></text:p>
          </table:table-cell>
          <table:table-cell office:value-type="float" office:value="37750" table:style-name="ce6">
            <text:p>37,750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28631" table:style-name="ce6">
            <text:p>28,631<text:s/></text:p>
          </table:table-cell>
          <table:table-cell office:value-type="float" office:value="23363" table:style-name="ce6">
            <text:p>23,363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33408" table:style-name="ce6">
            <text:p>33,408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114325" table:style-name="ce6">
            <text:p>114,325<text:s/></text:p>
          </table:table-cell>
          <table:table-cell office:value-type="float" office:value="40209" table:style-name="ce6">
            <text:p>40,209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3263" table:style-name="ce6">
            <text:p>23,263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29838" table:style-name="ce6">
            <text:p>29,838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36756" table:style-name="ce6">
            <text:p>36,756<text:s/></text:p>
          </table:table-cell>
          <table:table-cell office:value-type="float" office:value="36246" table:style-name="ce6">
            <text:p>36,246<text:s/></text:p>
          </table:table-cell>
          <table:table-cell office:value-type="float" office:value="25727" table:style-name="ce6">
            <text:p>25,727<text:s/></text:p>
          </table:table-cell>
          <table:table-cell office:value-type="float" office:value="24549" table:style-name="ce6">
            <text:p>24,549<text:s/></text:p>
          </table:table-cell>
          <table:table-cell office:value-type="float" office:value="52802" table:style-name="ce6">
            <text:p>52,802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31259" table:style-name="ce6">
            <text:p>31,259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56527" table:style-name="ce6">
            <text:p>56,527<text:s/></text:p>
          </table:table-cell>
          <table:table-cell office:value-type="float" office:value="19721" table:style-name="ce6">
            <text:p>19,721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36991" table:style-name="ce6">
            <text:p>36,991<text:s/></text:p>
          </table:table-cell>
          <table:table-cell office:value-type="float" office:value="21939" table:style-name="ce6">
            <text:p>21,939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2048" table:style-name="ce6">
            <text:p>12,048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460" table:style-name="ce6">
            <text:p>5,460<text:s/></text:p>
          </table:table-cell>
          <table:table-cell table:number-columns-repeated="16264"/>
        </table:table-row>
        <table:table-row table:style-name="ro2">
          <table:table-cell office:value-type="date" office:date-value="2023-01-10T00:00:00" table:style-name="ce5">
            <text:p>2023/1/10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42672" table:style-name="ce6">
            <text:p>42,672<text:s/></text:p>
          </table:table-cell>
          <table:table-cell office:value-type="float" office:value="39315" table:style-name="ce6">
            <text:p>39,315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30143" table:style-name="ce6">
            <text:p>30,143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33957" table:style-name="ce6">
            <text:p>33,957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12896" table:style-name="ce6">
            <text:p>112,896<text:s/></text:p>
          </table:table-cell>
          <table:table-cell office:value-type="float" office:value="42604" table:style-name="ce6">
            <text:p>42,604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21748" table:style-name="ce6">
            <text:p>21,748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2622" table:style-name="ce6">
            <text:p>12,622<text:s/></text:p>
          </table:table-cell>
          <table:table-cell office:value-type="float" office:value="29902" table:style-name="ce6">
            <text:p>29,902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25347" table:style-name="ce6">
            <text:p>25,347<text:s/></text:p>
          </table:table-cell>
          <table:table-cell office:value-type="float" office:value="37014" table:style-name="ce6">
            <text:p>37,014<text:s/></text:p>
          </table:table-cell>
          <table:table-cell office:value-type="float" office:value="35881" table:style-name="ce6">
            <text:p>35,881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54232" table:style-name="ce6">
            <text:p>54,232<text:s/></text:p>
          </table:table-cell>
          <table:table-cell office:value-type="float" office:value="23039" table:style-name="ce6">
            <text:p>23,039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58355" table:style-name="ce6">
            <text:p>58,355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38308" table:style-name="ce6">
            <text:p>38,308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5520" table:style-name="ce6">
            <text:p>5,520<text:s/></text:p>
          </table:table-cell>
          <table:table-cell table:number-columns-repeated="16264"/>
        </table:table-row>
        <table:table-row table:style-name="ro2">
          <table:table-cell office:value-type="date" office:date-value="2023-01-11T00:00:00" table:style-name="ce5">
            <text:p>2023/1/11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42743" table:style-name="ce6">
            <text:p>42,743<text:s/></text:p>
          </table:table-cell>
          <table:table-cell office:value-type="float" office:value="41360" table:style-name="ce6">
            <text:p>41,360<text:s/></text:p>
          </table:table-cell>
          <table:table-cell office:value-type="float" office:value="25336" table:style-name="ce6">
            <text:p>25,336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34435" table:style-name="ce6">
            <text:p>34,43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24775" table:style-name="ce6">
            <text:p>24,775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114758" table:style-name="ce6">
            <text:p>114,758<text:s/></text:p>
          </table:table-cell>
          <table:table-cell office:value-type="float" office:value="43738" table:style-name="ce6">
            <text:p>43,738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24547" table:style-name="ce6">
            <text:p>24,547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30467" table:style-name="ce6">
            <text:p>30,467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27524" table:style-name="ce6">
            <text:p>27,524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5294" table:style-name="ce6">
            <text:p>25,294<text:s/></text:p>
          </table:table-cell>
          <table:table-cell office:value-type="float" office:value="37575" table:style-name="ce6">
            <text:p>37,575<text:s/></text:p>
          </table:table-cell>
          <table:table-cell office:value-type="float" office:value="35879" table:style-name="ce6">
            <text:p>35,879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55720" table:style-name="ce6">
            <text:p>55,720<text:s/></text:p>
          </table:table-cell>
          <table:table-cell office:value-type="float" office:value="23898" table:style-name="ce6">
            <text:p>23,898<text:s/></text:p>
          </table:table-cell>
          <table:table-cell office:value-type="float" office:value="33134" table:style-name="ce6">
            <text:p>33,134<text:s/></text:p>
          </table:table-cell>
          <table:table-cell office:value-type="float" office:value="34138" table:style-name="ce6">
            <text:p>34,138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59539" table:style-name="ce6">
            <text:p>59,539<text:s/></text:p>
          </table:table-cell>
          <table:table-cell office:value-type="float" office:value="20901" table:style-name="ce6">
            <text:p>20,901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38744" table:style-name="ce6">
            <text:p>38,744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24537" table:style-name="ce6">
            <text:p>24,537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5824" table:style-name="ce6">
            <text:p>5,824<text:s/></text:p>
          </table:table-cell>
          <table:table-cell table:number-columns-repeated="16264"/>
        </table:table-row>
        <table:table-row table:style-name="ro2">
          <table:table-cell office:value-type="date" office:date-value="2023-01-12T00:00:00" table:style-name="ce5">
            <text:p>2023/1/12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43667" table:style-name="ce6">
            <text:p>43,667<text:s/></text:p>
          </table:table-cell>
          <table:table-cell office:value-type="float" office:value="42530" table:style-name="ce6">
            <text:p>42,530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30650" table:style-name="ce6">
            <text:p>30,65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22471" table:style-name="ce6">
            <text:p>22,471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30512" table:style-name="ce6">
            <text:p>30,512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17824" table:style-name="ce6">
            <text:p>117,824<text:s/></text:p>
          </table:table-cell>
          <table:table-cell office:value-type="float" office:value="45709" table:style-name="ce6">
            <text:p>45,709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4733" table:style-name="ce6">
            <text:p>24,733<text:s/></text:p>
          </table:table-cell>
          <table:table-cell office:value-type="float" office:value="25640" table:style-name="ce6">
            <text:p>25,640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30525" table:style-name="ce6">
            <text:p>30,525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37926" table:style-name="ce6">
            <text:p>37,926<text:s/></text:p>
          </table:table-cell>
          <table:table-cell office:value-type="float" office:value="35484" table:style-name="ce6">
            <text:p>35,484<text:s/></text:p>
          </table:table-cell>
          <table:table-cell office:value-type="float" office:value="26501" table:style-name="ce6">
            <text:p>26,501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56356" table:style-name="ce6">
            <text:p>56,356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33524" table:style-name="ce6">
            <text:p>33,524<text:s/></text:p>
          </table:table-cell>
          <table:table-cell office:value-type="float" office:value="34396" table:style-name="ce6">
            <text:p>34,396<text:s/></text:p>
          </table:table-cell>
          <table:table-cell office:value-type="float" office:value="20471" table:style-name="ce6">
            <text:p>20,471<text:s/></text:p>
          </table:table-cell>
          <table:table-cell office:value-type="float" office:value="60666" table:style-name="ce6">
            <text:p>60,666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39330" table:style-name="ce6">
            <text:p>39,330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6851" table:style-name="ce6">
            <text:p>16,851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5489" table:style-name="ce6">
            <text:p>5,489<text:s/></text:p>
          </table:table-cell>
          <table:table-cell table:number-columns-repeated="16264"/>
        </table:table-row>
        <table:table-row table:style-name="ro2">
          <table:table-cell office:value-type="date" office:date-value="2023-01-13T00:00:00" table:style-name="ce5">
            <text:p>2023/1/13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46040" table:style-name="ce6">
            <text:p>46,040<text:s/></text:p>
          </table:table-cell>
          <table:table-cell office:value-type="float" office:value="48535" table:style-name="ce6">
            <text:p>48,535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29021" table:style-name="ce6">
            <text:p>29,021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31608" table:style-name="ce6">
            <text:p>31,608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35301" table:style-name="ce6">
            <text:p>35,301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40517" table:style-name="ce6">
            <text:p>140,517<text:s/></text:p>
          </table:table-cell>
          <table:table-cell office:value-type="float" office:value="52400" table:style-name="ce6">
            <text:p>52,400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31209" table:style-name="ce6">
            <text:p>31,209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29629" table:style-name="ce6">
            <text:p>29,629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22250" table:style-name="ce6">
            <text:p>22,250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41906" table:style-name="ce6">
            <text:p>41,906<text:s/></text:p>
          </table:table-cell>
          <table:table-cell office:value-type="float" office:value="36880" table:style-name="ce6">
            <text:p>36,880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65087" table:style-name="ce6">
            <text:p>65,087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36043" table:style-name="ce6">
            <text:p>36,043<text:s/></text:p>
          </table:table-cell>
          <table:table-cell office:value-type="float" office:value="38847" table:style-name="ce6">
            <text:p>38,847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69173" table:style-name="ce6">
            <text:p>69,173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2777" table:style-name="ce6">
            <text:p>22,777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32021" table:style-name="ce6">
            <text:p>32,021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41295" table:style-name="ce6">
            <text:p>41,295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8249" table:style-name="ce6">
            <text:p>18,249<text:s/></text:p>
          </table:table-cell>
          <table:table-cell office:value-type="float" office:value="29900" table:style-name="ce6">
            <text:p>29,900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5848" table:style-name="ce6">
            <text:p>5,848<text:s/></text:p>
          </table:table-cell>
          <table:table-cell table:number-columns-repeated="16264"/>
        </table:table-row>
        <table:table-row table:style-name="ro2">
          <table:table-cell office:value-type="date" office:date-value="2023-01-14T00:00:00" table:style-name="ce5">
            <text:p>2023/1/14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46100" table:style-name="ce6">
            <text:p>46,100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24910" table:style-name="ce6">
            <text:p>24,910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30360" table:style-name="ce6">
            <text:p>130,360<text:s/></text:p>
          </table:table-cell>
          <table:table-cell office:value-type="float" office:value="53987" table:style-name="ce6">
            <text:p>53,987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8960" table:style-name="ce6">
            <text:p>18,960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24903" table:style-name="ce6">
            <text:p>24,903<text:s/></text:p>
          </table:table-cell>
          <table:table-cell office:value-type="float" office:value="37640" table:style-name="ce6">
            <text:p>37,640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5135" table:style-name="ce6">
            <text:p>25,135<text:s/></text:p>
          </table:table-cell>
          <table:table-cell office:value-type="float" office:value="68174" table:style-name="ce6">
            <text:p>68,174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32689" table:style-name="ce6">
            <text:p>32,689<text:s/></text:p>
          </table:table-cell>
          <table:table-cell office:value-type="float" office:value="33734" table:style-name="ce6">
            <text:p>33,734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58273" table:style-name="ce6">
            <text:p>58,273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22493" table:style-name="ce6">
            <text:p>22,493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189" table:style-name="ce6">
            <text:p>4,189<text:s/></text:p>
          </table:table-cell>
          <table:table-cell table:number-columns-repeated="16264"/>
        </table:table-row>
        <table:table-row table:style-name="ro2">
          <table:table-cell office:value-type="date" office:date-value="2023-01-15T00:00:00" table:style-name="ce5">
            <text:p>2023/1/15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8878" table:style-name="ce6">
            <text:p>18,878<text:s/></text:p>
          </table:table-cell>
          <table:table-cell office:value-type="float" office:value="35970" table:style-name="ce6">
            <text:p>35,970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13347" table:style-name="ce6">
            <text:p>113,347<text:s/></text:p>
          </table:table-cell>
          <table:table-cell office:value-type="float" office:value="44905" table:style-name="ce6">
            <text:p>44,905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4881" table:style-name="ce6">
            <text:p>14,881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30801" table:style-name="ce6">
            <text:p>30,801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20680" table:style-name="ce6">
            <text:p>20,680<text:s/></text:p>
          </table:table-cell>
          <table:table-cell office:value-type="float" office:value="56914" table:style-name="ce6">
            <text:p>56,914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47286" table:style-name="ce6">
            <text:p>47,286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20811" table:style-name="ce6">
            <text:p>20,811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3446" table:style-name="ce6">
            <text:p>3,446<text:s/></text:p>
          </table:table-cell>
          <table:table-cell table:number-columns-repeated="16264"/>
        </table:table-row>
        <table:table-row table:style-name="ro2">
          <table:table-cell office:value-type="date" office:date-value="2023-01-16T00:00:00" table:style-name="ce5">
            <text:p>2023/1/16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42662" table:style-name="ce6">
            <text:p>42,662<text:s/></text:p>
          </table:table-cell>
          <table:table-cell office:value-type="float" office:value="41785" table:style-name="ce6">
            <text:p>41,785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29299" table:style-name="ce6">
            <text:p>29,299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34175" table:style-name="ce6">
            <text:p>34,175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119361" table:style-name="ce6">
            <text:p>119,361<text:s/></text:p>
          </table:table-cell>
          <table:table-cell office:value-type="float" office:value="44502" table:style-name="ce6">
            <text:p>44,502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2048" table:style-name="ce6">
            <text:p>22,048<text:s/></text:p>
          </table:table-cell>
          <table:table-cell office:value-type="float" office:value="21800" table:style-name="ce6">
            <text:p>21,800<text:s/></text:p>
          </table:table-cell>
          <table:table-cell office:value-type="float" office:value="25448" table:style-name="ce6">
            <text:p>25,448<text:s/></text:p>
          </table:table-cell>
          <table:table-cell office:value-type="float" office:value="39078" table:style-name="ce6">
            <text:p>39,078<text:s/></text:p>
          </table:table-cell>
          <table:table-cell office:value-type="float" office:value="35467" table:style-name="ce6">
            <text:p>35,467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57979" table:style-name="ce6">
            <text:p>57,979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31111" table:style-name="ce6">
            <text:p>31,111<text:s/></text:p>
          </table:table-cell>
          <table:table-cell office:value-type="float" office:value="34001" table:style-name="ce6">
            <text:p>34,001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61192" table:style-name="ce6">
            <text:p>61,192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28806" table:style-name="ce6">
            <text:p>28,806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2167" table:style-name="ce6">
            <text:p>12,167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1469" table:style-name="ce6">
            <text:p>11,469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07" table:style-name="ce6">
            <text:p>5,707<text:s/></text:p>
          </table:table-cell>
          <table:table-cell table:number-columns-repeated="16264"/>
        </table:table-row>
        <table:table-row table:style-name="ro2">
          <table:table-cell office:value-type="date" office:date-value="2023-01-17T00:00:00" table:style-name="ce5">
            <text:p>2023/1/17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43605" table:style-name="ce6">
            <text:p>43,605<text:s/></text:p>
          </table:table-cell>
          <table:table-cell office:value-type="float" office:value="44561" table:style-name="ce6">
            <text:p>44,561<text:s/></text:p>
          </table:table-cell>
          <table:table-cell office:value-type="float" office:value="25552" table:style-name="ce6">
            <text:p>25,552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30694" table:style-name="ce6">
            <text:p>30,694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34358" table:style-name="ce6">
            <text:p>34,358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24873" table:style-name="ce6">
            <text:p>24,873<text:s/></text:p>
          </table:table-cell>
          <table:table-cell office:value-type="float" office:value="18811" table:style-name="ce6">
            <text:p>18,811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118681" table:style-name="ce6">
            <text:p>118,681<text:s/></text:p>
          </table:table-cell>
          <table:table-cell office:value-type="float" office:value="47086" table:style-name="ce6">
            <text:p>47,086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24690" table:style-name="ce6">
            <text:p>24,690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29075" table:style-name="ce6">
            <text:p>29,075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22292" table:style-name="ce6">
            <text:p>22,292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25502" table:style-name="ce6">
            <text:p>25,502<text:s/></text:p>
          </table:table-cell>
          <table:table-cell office:value-type="float" office:value="39047" table:style-name="ce6">
            <text:p>39,047<text:s/></text:p>
          </table:table-cell>
          <table:table-cell office:value-type="float" office:value="35915" table:style-name="ce6">
            <text:p>35,915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25238" table:style-name="ce6">
            <text:p>25,238<text:s/></text:p>
          </table:table-cell>
          <table:table-cell office:value-type="float" office:value="57268" table:style-name="ce6">
            <text:p>57,268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31583" table:style-name="ce6">
            <text:p>31,583<text:s/></text:p>
          </table:table-cell>
          <table:table-cell office:value-type="float" office:value="35940" table:style-name="ce6">
            <text:p>35,940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62677" table:style-name="ce6">
            <text:p>62,677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8158" table:style-name="ce6">
            <text:p>28,158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29098" table:style-name="ce6">
            <text:p>29,098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5549" table:style-name="ce6">
            <text:p>5,549<text:s/></text:p>
          </table:table-cell>
          <table:table-cell table:number-columns-repeated="16264"/>
        </table:table-row>
        <table:table-row table:style-name="ro2">
          <table:table-cell office:value-type="date" office:date-value="2023-01-18T00:00:00" table:style-name="ce5">
            <text:p>2023/1/18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43748" table:style-name="ce6">
            <text:p>43,748<text:s/></text:p>
          </table:table-cell>
          <table:table-cell office:value-type="float" office:value="45735" table:style-name="ce6">
            <text:p>45,735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26908" table:style-name="ce6">
            <text:p>26,908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3471" table:style-name="ce6">
            <text:p>23,471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30280" table:style-name="ce6">
            <text:p>30,280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34707" table:style-name="ce6">
            <text:p>34,707<text:s/></text:p>
          </table:table-cell>
          <table:table-cell office:value-type="float" office:value="25132" table:style-name="ce6">
            <text:p>25,132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22793" table:style-name="ce6">
            <text:p>22,793<text:s/></text:p>
          </table:table-cell>
          <table:table-cell office:value-type="float" office:value="128573" table:style-name="ce6">
            <text:p>128,573<text:s/></text:p>
          </table:table-cell>
          <table:table-cell office:value-type="float" office:value="49131" table:style-name="ce6">
            <text:p>49,131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29080" table:style-name="ce6">
            <text:p>29,080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40446" table:style-name="ce6">
            <text:p>40,446<text:s/></text:p>
          </table:table-cell>
          <table:table-cell office:value-type="float" office:value="36784" table:style-name="ce6">
            <text:p>36,784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60058" table:style-name="ce6">
            <text:p>60,058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31130" table:style-name="ce6">
            <text:p>31,130<text:s/></text:p>
          </table:table-cell>
          <table:table-cell office:value-type="float" office:value="36787" table:style-name="ce6">
            <text:p>36,787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63969" table:style-name="ce6">
            <text:p>63,969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16175" table:style-name="ce6">
            <text:p>16,175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40305" table:style-name="ce6">
            <text:p>40,305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29733" table:style-name="ce6">
            <text:p>29,733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5947" table:style-name="ce6">
            <text:p>5,947<text:s/></text:p>
          </table:table-cell>
          <table:table-cell table:number-columns-repeated="16264"/>
        </table:table-row>
        <table:table-row table:style-name="ro2">
          <table:table-cell office:value-type="date" office:date-value="2023-01-19T00:00:00" table:style-name="ce5">
            <text:p>2023/1/19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40905" table:style-name="ce6">
            <text:p>40,905<text:s/></text:p>
          </table:table-cell>
          <table:table-cell office:value-type="float" office:value="49221" table:style-name="ce6">
            <text:p>49,221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21114" table:style-name="ce6">
            <text:p>21,114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28578" table:style-name="ce6">
            <text:p>28,578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3817" table:style-name="ce6">
            <text:p>23,817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144865" table:style-name="ce6">
            <text:p>144,865<text:s/></text:p>
          </table:table-cell>
          <table:table-cell office:value-type="float" office:value="54468" table:style-name="ce6">
            <text:p>54,468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43361" table:style-name="ce6">
            <text:p>43,361<text:s/></text:p>
          </table:table-cell>
          <table:table-cell office:value-type="float" office:value="35781" table:style-name="ce6">
            <text:p>35,781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71487" table:style-name="ce6">
            <text:p>71,487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38151" table:style-name="ce6">
            <text:p>38,151<text:s/></text:p>
          </table:table-cell>
          <table:table-cell office:value-type="float" office:value="21415" table:style-name="ce6">
            <text:p>21,415<text:s/></text:p>
          </table:table-cell>
          <table:table-cell office:value-type="float" office:value="68263" table:style-name="ce6">
            <text:p>68,263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36407" table:style-name="ce6">
            <text:p>36,407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6925" table:style-name="ce6">
            <text:p>16,925<text:s/></text:p>
          </table:table-cell>
          <table:table-cell office:value-type="float" office:value="28119" table:style-name="ce6">
            <text:p>28,119<text:s/></text:p>
          </table:table-cell>
          <table:table-cell office:value-type="float" office:value="25506" table:style-name="ce6">
            <text:p>25,506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5865" table:style-name="ce6">
            <text:p>5,865<text:s/></text:p>
          </table:table-cell>
          <table:table-cell table:number-columns-repeated="16264"/>
        </table:table-row>
        <table:table-row table:style-name="ro2">
          <table:table-cell office:value-type="date" office:date-value="2023-01-20T00:00:00" table:style-name="ce5">
            <text:p>2023/1/20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9167" table:style-name="ce6">
            <text:p>19,167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04396" table:style-name="ce6">
            <text:p>104,396<text:s/></text:p>
          </table:table-cell>
          <table:table-cell office:value-type="float" office:value="34608" table:style-name="ce6">
            <text:p>34,608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28468" table:style-name="ce6">
            <text:p>28,468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44229" table:style-name="ce6">
            <text:p>44,229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8747" table:style-name="ce6">
            <text:p>18,747<text:s/></text:p>
          </table:table-cell>
          <table:table-cell office:value-type="float" office:value="21702" table:style-name="ce6">
            <text:p>21,702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39976" table:style-name="ce6">
            <text:p>39,97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524" table:style-name="ce6">
            <text:p>2,524<text:s/></text:p>
          </table:table-cell>
          <table:table-cell table:number-columns-repeated="16264"/>
        </table:table-row>
        <table:table-row table:style-name="ro2">
          <table:table-cell office:value-type="date" office:date-value="2023-01-21T00:00:00" table:style-name="ce5">
            <text:p>2023/1/21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66359" table:style-name="ce6">
            <text:p>66,359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074" table:style-name="ce6">
            <text:p>2,074<text:s/></text:p>
          </table:table-cell>
          <table:table-cell table:number-columns-repeated="16264"/>
        </table:table-row>
        <table:table-row table:style-name="ro2">
          <table:table-cell office:value-type="date" office:date-value="2023-01-22T00:00:00" table:style-name="ce5">
            <text:p>2023/1/22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17500" table:style-name="ce6">
            <text:p>17,500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93990" table:style-name="ce6">
            <text:p>93,990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6056" table:style-name="ce6">
            <text:p>6,056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7024" table:style-name="ce6">
            <text:p>17,024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51635" table:style-name="ce6">
            <text:p>51,635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43511" table:style-name="ce6">
            <text:p>43,511<text:s/></text:p>
          </table:table-cell>
          <table:table-cell office:value-type="float" office:value="50645" table:style-name="ce6">
            <text:p>50,645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38622" table:style-name="ce6">
            <text:p>38,622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1900" table:style-name="ce6">
            <text:p>21,900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515" table:style-name="ce6">
            <text:p>515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2785" table:style-name="ce6">
            <text:p>2,785<text:s/></text:p>
          </table:table-cell>
          <table:table-cell table:number-columns-repeated="16264"/>
        </table:table-row>
        <table:table-row table:style-name="ro2">
          <table:table-cell office:value-type="date" office:date-value="2023-01-23T00:00:00" table:style-name="ce5">
            <text:p>2023/1/23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94622" table:style-name="ce6">
            <text:p>94,622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8496" table:style-name="ce6">
            <text:p>18,49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39089" table:style-name="ce6">
            <text:p>39,089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27677" table:style-name="ce6">
            <text:p>27,677<text:s/></text:p>
          </table:table-cell>
          <table:table-cell office:value-type="float" office:value="47318" table:style-name="ce6">
            <text:p>47,318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37510" table:style-name="ce6">
            <text:p>37,510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929" table:style-name="ce6">
            <text:p>2,929<text:s/></text:p>
          </table:table-cell>
          <table:table-cell table:number-columns-repeated="16264"/>
        </table:table-row>
        <table:table-row table:style-name="ro2">
          <table:table-cell office:value-type="date" office:date-value="2023-01-24T00:00:00" table:style-name="ce5">
            <text:p>2023/1/24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27800" table:style-name="ce6">
            <text:p>27,80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97673" table:style-name="ce6">
            <text:p>97,673<text:s/></text:p>
          </table:table-cell>
          <table:table-cell office:value-type="float" office:value="31432" table:style-name="ce6">
            <text:p>31,432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15003" table:style-name="ce6">
            <text:p>15,003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56206" table:style-name="ce6">
            <text:p>56,206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41617" table:style-name="ce6">
            <text:p>41,617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893" table:style-name="ce6">
            <text:p>2,893<text:s/></text:p>
          </table:table-cell>
          <table:table-cell table:number-columns-repeated="16264"/>
        </table:table-row>
        <table:table-row table:style-name="ro2">
          <table:table-cell office:value-type="date" office:date-value="2023-01-25T00:00:00" table:style-name="ce5">
            <text:p>2023/1/25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3582" table:style-name="ce6">
            <text:p>13,582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04001" table:style-name="ce6">
            <text:p>104,001<text:s/></text:p>
          </table:table-cell>
          <table:table-cell office:value-type="float" office:value="37194" table:style-name="ce6">
            <text:p>37,194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43492" table:style-name="ce6">
            <text:p>43,492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63091" table:style-name="ce6">
            <text:p>63,091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23701" table:style-name="ce6">
            <text:p>23,701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44850" table:style-name="ce6">
            <text:p>44,85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009" table:style-name="ce6">
            <text:p>3,009<text:s/></text:p>
          </table:table-cell>
          <table:table-cell table:number-columns-repeated="16264"/>
        </table:table-row>
        <table:table-row table:style-name="ro2">
          <table:table-cell office:value-type="date" office:date-value="2023-01-26T00:00:00" table:style-name="ce5">
            <text:p>2023/1/26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34663" table:style-name="ce6">
            <text:p>34,663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3017" table:style-name="ce6">
            <text:p>23,017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16107" table:style-name="ce6">
            <text:p>116,107<text:s/></text:p>
          </table:table-cell>
          <table:table-cell office:value-type="float" office:value="41933" table:style-name="ce6">
            <text:p>41,933<text:s/></text:p>
          </table:table-cell>
          <table:table-cell office:value-type="float" office:value="14141" table:style-name="ce6">
            <text:p>14,141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20319" table:style-name="ce6">
            <text:p>20,319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57407" table:style-name="ce6">
            <text:p>57,407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30529" table:style-name="ce6">
            <text:p>30,529<text:s/></text:p>
          </table:table-cell>
          <table:table-cell office:value-type="float" office:value="66106" table:style-name="ce6">
            <text:p>66,106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7935" table:style-name="ce6">
            <text:p>27,935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47154" table:style-name="ce6">
            <text:p>47,154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25291" table:style-name="ce6">
            <text:p>25,291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02" table:style-name="ce6">
            <text:p>3,202<text:s/></text:p>
          </table:table-cell>
          <table:table-cell table:number-columns-repeated="16264"/>
        </table:table-row>
        <table:table-row table:style-name="ro2">
          <table:table-cell office:value-type="date" office:date-value="2023-01-27T00:00:00" table:style-name="ce5">
            <text:p>2023/1/27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36403" table:style-name="ce6">
            <text:p>36,40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37541" table:style-name="ce6">
            <text:p>37,541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23144" table:style-name="ce6">
            <text:p>23,144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17460" table:style-name="ce6">
            <text:p>117,460<text:s/></text:p>
          </table:table-cell>
          <table:table-cell office:value-type="float" office:value="43286" table:style-name="ce6">
            <text:p>43,286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34401" table:style-name="ce6">
            <text:p>34,401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21831" table:style-name="ce6">
            <text:p>21,831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66726" table:style-name="ce6">
            <text:p>66,726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4729" table:style-name="ce6">
            <text:p>24,729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49079" table:style-name="ce6">
            <text:p>49,079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23197" table:style-name="ce6">
            <text:p>23,197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836" table:style-name="ce6">
            <text:p>2,836<text:s/></text:p>
          </table:table-cell>
          <table:table-cell table:number-columns-repeated="16264"/>
        </table:table-row>
        <table:table-row table:style-name="ro2">
          <table:table-cell office:value-type="date" office:date-value="2023-01-28T00:00:00" table:style-name="ce5">
            <text:p>2023/1/28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37634" table:style-name="ce6">
            <text:p>37,634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17786" table:style-name="ce6">
            <text:p>117,786<text:s/></text:p>
          </table:table-cell>
          <table:table-cell office:value-type="float" office:value="44772" table:style-name="ce6">
            <text:p>44,772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31892" table:style-name="ce6">
            <text:p>31,892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32006" table:style-name="ce6">
            <text:p>32,006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26035" table:style-name="ce6">
            <text:p>26,035<text:s/></text:p>
          </table:table-cell>
          <table:table-cell office:value-type="float" office:value="69441" table:style-name="ce6">
            <text:p>69,441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49244" table:style-name="ce6">
            <text:p>49,244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008" table:style-name="ce6">
            <text:p>3,008<text:s/></text:p>
          </table:table-cell>
          <table:table-cell table:number-columns-repeated="16264"/>
        </table:table-row>
        <table:table-row table:style-name="ro2">
          <table:table-cell office:value-type="date" office:date-value="2023-01-29T00:00:00" table:style-name="ce5">
            <text:p>2023/1/29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31642" table:style-name="ce6">
            <text:p>31,642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06073" table:style-name="ce6">
            <text:p>106,073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19367" table:style-name="ce6">
            <text:p>19,367<text:s/></text:p>
          </table:table-cell>
          <table:table-cell office:value-type="float" office:value="21305" table:style-name="ce6">
            <text:p>21,305<text:s/></text:p>
          </table:table-cell>
          <table:table-cell office:value-type="float" office:value="20714" table:style-name="ce6">
            <text:p>20,714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34159" table:style-name="ce6">
            <text:p>34,159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57949" table:style-name="ce6">
            <text:p>57,949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20767" table:style-name="ce6">
            <text:p>20,767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42282" table:style-name="ce6">
            <text:p>42,282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20248" table:style-name="ce6">
            <text:p>20,248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983" table:style-name="ce6">
            <text:p>2,983<text:s/></text:p>
          </table:table-cell>
          <table:table-cell table:number-columns-repeated="16264"/>
        </table:table-row>
        <table:table-row table:style-name="ro2">
          <table:table-cell office:value-type="date" office:date-value="2023-01-30T00:00:00" table:style-name="ce5">
            <text:p>2023/1/30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39701" table:style-name="ce6">
            <text:p>39,701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15890" table:style-name="ce6">
            <text:p>15,890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37074" table:style-name="ce6">
            <text:p>37,074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21195" table:style-name="ce6">
            <text:p>21,195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19875" table:style-name="ce6">
            <text:p>19,875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8027" table:style-name="ce6">
            <text:p>28,027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2327" table:style-name="ce6">
            <text:p>32,327<text:s/></text:p>
          </table:table-cell>
          <table:table-cell office:value-type="float" office:value="23625" table:style-name="ce6">
            <text:p>23,625<text:s/></text:p>
          </table:table-cell>
          <table:table-cell office:value-type="float" office:value="23414" table:style-name="ce6">
            <text:p>23,414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22344" table:style-name="ce6">
            <text:p>22,344<text:s/></text:p>
          </table:table-cell>
          <table:table-cell office:value-type="float" office:value="117443" table:style-name="ce6">
            <text:p>117,443<text:s/></text:p>
          </table:table-cell>
          <table:table-cell office:value-type="float" office:value="41233" table:style-name="ce6">
            <text:p>41,233<text:s/></text:p>
          </table:table-cell>
          <table:table-cell office:value-type="float" office:value="20426" table:style-name="ce6">
            <text:p>20,426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22870" table:style-name="ce6">
            <text:p>22,870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31411" table:style-name="ce6">
            <text:p>31,411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36991" table:style-name="ce6">
            <text:p>36,991<text:s/></text:p>
          </table:table-cell>
          <table:table-cell office:value-type="float" office:value="33851" table:style-name="ce6">
            <text:p>33,851<text:s/></text:p>
          </table:table-cell>
          <table:table-cell office:value-type="float" office:value="25258" table:style-name="ce6">
            <text:p>25,258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59497" table:style-name="ce6">
            <text:p>59,497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30651" table:style-name="ce6">
            <text:p>30,651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58182" table:style-name="ce6">
            <text:p>58,182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28511" table:style-name="ce6">
            <text:p>28,511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35487" table:style-name="ce6">
            <text:p>35,487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5317" table:style-name="ce6">
            <text:p>5,317<text:s/></text:p>
          </table:table-cell>
          <table:table-cell table:number-columns-repeated="16264"/>
        </table:table-row>
        <table:table-row table:style-name="ro2">
          <table:table-cell office:value-type="date" office:date-value="2023-01-31T00:00:00" table:style-name="ce5">
            <text:p>2023/1/31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41078" table:style-name="ce6">
            <text:p>41,078<text:s/></text:p>
          </table:table-cell>
          <table:table-cell office:value-type="float" office:value="38978" table:style-name="ce6">
            <text:p>38,978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34460" table:style-name="ce6">
            <text:p>34,46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23684" table:style-name="ce6">
            <text:p>23,68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33058" table:style-name="ce6">
            <text:p>33,058<text:s/></text:p>
          </table:table-cell>
          <table:table-cell office:value-type="float" office:value="24741" table:style-name="ce6">
            <text:p>24,741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121127" table:style-name="ce6">
            <text:p>121,127<text:s/></text:p>
          </table:table-cell>
          <table:table-cell office:value-type="float" office:value="43044" table:style-name="ce6">
            <text:p>43,044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34056" table:style-name="ce6">
            <text:p>34,056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21574" table:style-name="ce6">
            <text:p>21,574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5767" table:style-name="ce6">
            <text:p>25,767<text:s/></text:p>
          </table:table-cell>
          <table:table-cell office:value-type="float" office:value="37912" table:style-name="ce6">
            <text:p>37,912<text:s/></text:p>
          </table:table-cell>
          <table:table-cell office:value-type="float" office:value="35361" table:style-name="ce6">
            <text:p>35,361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59299" table:style-name="ce6">
            <text:p>59,299<text:s/></text:p>
          </table:table-cell>
          <table:table-cell office:value-type="float" office:value="18507" table:style-name="ce6">
            <text:p>18,507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32385" table:style-name="ce6">
            <text:p>32,385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60628" table:style-name="ce6">
            <text:p>60,628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33857" table:style-name="ce6">
            <text:p>33,857<text:s/></text:p>
          </table:table-cell>
          <table:table-cell office:value-type="float" office:value="18542" table:style-name="ce6">
            <text:p>18,542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36150" table:style-name="ce6">
            <text:p>36,150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5388" table:style-name="ce6">
            <text:p>5,38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1-01T00:00:00" table:style-name="ce5">
            <text:p>2023/1/1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25217" table:style-name="ce6">
            <text:p>125,217<text:s/></text:p>
          </table:table-cell>
          <table:table-cell office:value-type="float" office:value="42908" table:style-name="ce6">
            <text:p>42,908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0780" table:style-name="ce6">
            <text:p>20,780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5995" table:style-name="ce6">
            <text:p>15,995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5067" table:style-name="ce6">
            <text:p>5,067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41091" table:style-name="ce6">
            <text:p>41,091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40330" table:style-name="ce6">
            <text:p>40,330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72151" table:style-name="ce6">
            <text:p>72,151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50094" table:style-name="ce6">
            <text:p>50,094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3465" table:style-name="ce6">
            <text:p>3,465<text:s/></text:p>
          </table:table-cell>
          <table:table-cell table:number-columns-repeated="16264"/>
        </table:table-row>
        <table:table-row table:style-name="ro2">
          <table:table-cell office:value-type="date" office:date-value="2023-01-02T00:00:00" table:style-name="ce5">
            <text:p>2023/1/2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31443" table:style-name="ce6">
            <text:p>31,44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125739" table:style-name="ce6">
            <text:p>125,739<text:s/></text:p>
          </table:table-cell>
          <table:table-cell office:value-type="float" office:value="36980" table:style-name="ce6">
            <text:p>36,980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52106" table:style-name="ce6">
            <text:p>52,10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42771" table:style-name="ce6">
            <text:p>42,771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4643" table:style-name="ce6">
            <text:p>14,643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900" table:style-name="ce6">
            <text:p>2,900<text:s/></text:p>
          </table:table-cell>
          <table:table-cell table:number-columns-repeated="16264"/>
        </table:table-row>
        <table:table-row table:style-name="ro2">
          <table:table-cell office:value-type="date" office:date-value="2023-01-03T00:00:00" table:style-name="ce5">
            <text:p>2023/1/3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38976" table:style-name="ce6">
            <text:p>38,976<text:s/></text:p>
          </table:table-cell>
          <table:table-cell office:value-type="float" office:value="37678" table:style-name="ce6">
            <text:p>37,678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7387" table:style-name="ce6">
            <text:p>17,387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22743" table:style-name="ce6">
            <text:p>22,743<text:s/></text:p>
          </table:table-cell>
          <table:table-cell office:value-type="float" office:value="15212" table:style-name="ce6">
            <text:p>15,212<text:s/></text:p>
          </table:table-cell>
          <table:table-cell office:value-type="float" office:value="29609" table:style-name="ce6">
            <text:p>29,609<text:s/></text:p>
          </table:table-cell>
          <table:table-cell office:value-type="float" office:value="24986" table:style-name="ce6">
            <text:p>24,986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21632" table:style-name="ce6">
            <text:p>21,632<text:s/></text:p>
          </table:table-cell>
          <table:table-cell office:value-type="float" office:value="120374" table:style-name="ce6">
            <text:p>120,374<text:s/></text:p>
          </table:table-cell>
          <table:table-cell office:value-type="float" office:value="38533" table:style-name="ce6">
            <text:p>38,533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24456" table:style-name="ce6">
            <text:p>24,456<text:s/></text:p>
          </table:table-cell>
          <table:table-cell office:value-type="float" office:value="21446" table:style-name="ce6">
            <text:p>21,446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29857" table:style-name="ce6">
            <text:p>29,857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37048" table:style-name="ce6">
            <text:p>37,048<text:s/></text:p>
          </table:table-cell>
          <table:table-cell office:value-type="float" office:value="24997" table:style-name="ce6">
            <text:p>24,997<text:s/></text:p>
          </table:table-cell>
          <table:table-cell office:value-type="float" office:value="24847" table:style-name="ce6">
            <text:p>24,847<text:s/></text:p>
          </table:table-cell>
          <table:table-cell office:value-type="float" office:value="51840" table:style-name="ce6">
            <text:p>51,840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31338" table:style-name="ce6">
            <text:p>31,338<text:s/></text:p>
          </table:table-cell>
          <table:table-cell office:value-type="float" office:value="30460" table:style-name="ce6">
            <text:p>30,460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54837" table:style-name="ce6">
            <text:p>54,837<text:s/></text:p>
          </table:table-cell>
          <table:table-cell office:value-type="float" office:value="20311" table:style-name="ce6">
            <text:p>20,311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26829" table:style-name="ce6">
            <text:p>26,829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36352" table:style-name="ce6">
            <text:p>36,352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22333" table:style-name="ce6">
            <text:p>22,333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5212" table:style-name="ce6">
            <text:p>5,212<text:s/></text:p>
          </table:table-cell>
          <table:table-cell table:number-columns-repeated="16264"/>
        </table:table-row>
        <table:table-row table:style-name="ro2">
          <table:table-cell office:value-type="date" office:date-value="2023-01-04T00:00:00" table:style-name="ce5">
            <text:p>2023/1/4</text:p>
          </table:table-cell>
          <table:table-cell office:value-type="float" office:value="3798" table:style-name="ce6">
            <text:p>3,798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39476" table:style-name="ce6">
            <text:p>39,476<text:s/></text:p>
          </table:table-cell>
          <table:table-cell office:value-type="float" office:value="39596" table:style-name="ce6">
            <text:p>39,596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27665" table:style-name="ce6">
            <text:p>27,665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30249" table:style-name="ce6">
            <text:p>30,249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112278" table:style-name="ce6">
            <text:p>112,278<text:s/></text:p>
          </table:table-cell>
          <table:table-cell office:value-type="float" office:value="40513" table:style-name="ce6">
            <text:p>40,513<text:s/></text:p>
          </table:table-cell>
          <table:table-cell office:value-type="float" office:value="19294" table:style-name="ce6">
            <text:p>19,294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29597" table:style-name="ce6">
            <text:p>29,597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30351" table:style-name="ce6">
            <text:p>30,351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32781" table:style-name="ce6">
            <text:p>32,781<text:s/></text:p>
          </table:table-cell>
          <table:table-cell office:value-type="float" office:value="37964" table:style-name="ce6">
            <text:p>37,964<text:s/></text:p>
          </table:table-cell>
          <table:table-cell office:value-type="float" office:value="25721" table:style-name="ce6">
            <text:p>25,721<text:s/></text:p>
          </table:table-cell>
          <table:table-cell office:value-type="float" office:value="25555" table:style-name="ce6">
            <text:p>25,555<text:s/></text:p>
          </table:table-cell>
          <table:table-cell office:value-type="float" office:value="53535" table:style-name="ce6">
            <text:p>53,535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32329" table:style-name="ce6">
            <text:p>32,329<text:s/></text:p>
          </table:table-cell>
          <table:table-cell office:value-type="float" office:value="30795" table:style-name="ce6">
            <text:p>30,795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54908" table:style-name="ce6">
            <text:p>54,908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8905" table:style-name="ce6">
            <text:p>18,905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18416" table:style-name="ce6">
            <text:p>18,416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5506" table:style-name="ce6">
            <text:p>5,506<text:s/></text:p>
          </table:table-cell>
          <table:table-cell table:number-columns-repeated="16264"/>
        </table:table-row>
        <table:table-row table:style-name="ro2">
          <table:table-cell office:value-type="date" office:date-value="2023-01-05T00:00:00" table:style-name="ce5">
            <text:p>2023/1/5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40456" table:style-name="ce6">
            <text:p>40,456<text:s/></text:p>
          </table:table-cell>
          <table:table-cell office:value-type="float" office:value="41059" table:style-name="ce6">
            <text:p>41,059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30643" table:style-name="ce6">
            <text:p>30,643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0127" table:style-name="ce6">
            <text:p>20,127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112844" table:style-name="ce6">
            <text:p>112,844<text:s/></text:p>
          </table:table-cell>
          <table:table-cell office:value-type="float" office:value="42199" table:style-name="ce6">
            <text:p>42,199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22469" table:style-name="ce6">
            <text:p>22,469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29613" table:style-name="ce6">
            <text:p>29,61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5256" table:style-name="ce6">
            <text:p>25,256<text:s/></text:p>
          </table:table-cell>
          <table:table-cell office:value-type="float" office:value="28271" table:style-name="ce6">
            <text:p>28,271<text:s/></text:p>
          </table:table-cell>
          <table:table-cell office:value-type="float" office:value="33232" table:style-name="ce6">
            <text:p>33,232<text:s/></text:p>
          </table:table-cell>
          <table:table-cell office:value-type="float" office:value="38210" table:style-name="ce6">
            <text:p>38,210<text:s/></text:p>
          </table:table-cell>
          <table:table-cell office:value-type="float" office:value="25934" table:style-name="ce6">
            <text:p>25,934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53604" table:style-name="ce6">
            <text:p>53,604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32898" table:style-name="ce6">
            <text:p>32,898<text:s/></text:p>
          </table:table-cell>
          <table:table-cell office:value-type="float" office:value="31844" table:style-name="ce6">
            <text:p>31,844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57031" table:style-name="ce6">
            <text:p>57,031<text:s/></text:p>
          </table:table-cell>
          <table:table-cell office:value-type="float" office:value="20227" table:style-name="ce6">
            <text:p>20,227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37452" table:style-name="ce6">
            <text:p>37,452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3967" table:style-name="ce6">
            <text:p>23,96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0229" table:style-name="ce6">
            <text:p>10,229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23395" table:style-name="ce6">
            <text:p>23,395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5527" table:style-name="ce6">
            <text:p>5,527<text:s/></text:p>
          </table:table-cell>
          <table:table-cell table:number-columns-repeated="16264"/>
        </table:table-row>
        <table:table-row table:style-name="ro2">
          <table:table-cell office:value-type="date" office:date-value="2023-01-06T00:00:00" table:style-name="ce5">
            <text:p>2023/1/6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42085" table:style-name="ce6">
            <text:p>42,085<text:s/></text:p>
          </table:table-cell>
          <table:table-cell office:value-type="float" office:value="44562" table:style-name="ce6">
            <text:p>44,562<text:s/></text:p>
          </table:table-cell>
          <table:table-cell office:value-type="float" office:value="26170" table:style-name="ce6">
            <text:p>26,170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31127" table:style-name="ce6">
            <text:p>31,127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31753" table:style-name="ce6">
            <text:p>31,753<text:s/></text:p>
          </table:table-cell>
          <table:table-cell office:value-type="float" office:value="26612" table:style-name="ce6">
            <text:p>26,612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34529" table:style-name="ce6">
            <text:p>34,529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26073" table:style-name="ce6">
            <text:p>26,073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27660" table:style-name="ce6">
            <text:p>127,660<text:s/></text:p>
          </table:table-cell>
          <table:table-cell office:value-type="float" office:value="46614" table:style-name="ce6">
            <text:p>46,614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29820" table:style-name="ce6">
            <text:p>29,82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33268" table:style-name="ce6">
            <text:p>33,26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2480" table:style-name="ce6">
            <text:p>22,480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29328" table:style-name="ce6">
            <text:p>29,328<text:s/></text:p>
          </table:table-cell>
          <table:table-cell office:value-type="float" office:value="36534" table:style-name="ce6">
            <text:p>36,534<text:s/></text:p>
          </table:table-cell>
          <table:table-cell office:value-type="float" office:value="39997" table:style-name="ce6">
            <text:p>39,997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27449" table:style-name="ce6">
            <text:p>27,449<text:s/></text:p>
          </table:table-cell>
          <table:table-cell office:value-type="float" office:value="58862" table:style-name="ce6">
            <text:p>58,862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34761" table:style-name="ce6">
            <text:p>34,761<text:s/></text:p>
          </table:table-cell>
          <table:table-cell office:value-type="float" office:value="34072" table:style-name="ce6">
            <text:p>34,072<text:s/></text:p>
          </table:table-cell>
          <table:table-cell office:value-type="float" office:value="20248" table:style-name="ce6">
            <text:p>20,248<text:s/></text:p>
          </table:table-cell>
          <table:table-cell office:value-type="float" office:value="62358" table:style-name="ce6">
            <text:p>62,358<text:s/></text:p>
          </table:table-cell>
          <table:table-cell office:value-type="float" office:value="21124" table:style-name="ce6">
            <text:p>21,124<text:s/></text:p>
          </table:table-cell>
          <table:table-cell office:value-type="float" office:value="16137" table:style-name="ce6">
            <text:p>16,137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31899" table:style-name="ce6">
            <text:p>31,899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38483" table:style-name="ce6">
            <text:p>38,483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24965" table:style-name="ce6">
            <text:p>24,965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971" table:style-name="ce6">
            <text:p>5,971<text:s/></text:p>
          </table:table-cell>
          <table:table-cell table:number-columns-repeated="16264"/>
        </table:table-row>
        <table:table-row table:style-name="ro2">
          <table:table-cell office:value-type="date" office:date-value="2023-01-07T00:00:00" table:style-name="ce5">
            <text:p>2023/1/7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34863" table:style-name="ce6">
            <text:p>34,863<text:s/></text:p>
          </table:table-cell>
          <table:table-cell office:value-type="float" office:value="46353" table:style-name="ce6">
            <text:p>46,353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32599" table:style-name="ce6">
            <text:p>32,599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29921" table:style-name="ce6">
            <text:p>129,921<text:s/></text:p>
          </table:table-cell>
          <table:table-cell office:value-type="float" office:value="51752" table:style-name="ce6">
            <text:p>51,752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20972" table:style-name="ce6">
            <text:p>20,972<text:s/></text:p>
          </table:table-cell>
          <table:table-cell office:value-type="float" office:value="25047" table:style-name="ce6">
            <text:p>25,047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21800" table:style-name="ce6">
            <text:p>21,800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33181" table:style-name="ce6">
            <text:p>33,181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9016" table:style-name="ce6">
            <text:p>29,016<text:s/></text:p>
          </table:table-cell>
          <table:table-cell office:value-type="float" office:value="36990" table:style-name="ce6">
            <text:p>36,990<text:s/></text:p>
          </table:table-cell>
          <table:table-cell office:value-type="float" office:value="35225" table:style-name="ce6">
            <text:p>35,225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64341" table:style-name="ce6">
            <text:p>64,341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33213" table:style-name="ce6">
            <text:p>33,213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61440" table:style-name="ce6">
            <text:p>61,440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30913" table:style-name="ce6">
            <text:p>30,913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32430" table:style-name="ce6">
            <text:p>32,430<text:s/></text:p>
          </table:table-cell>
          <table:table-cell office:value-type="float" office:value="21793" table:style-name="ce6">
            <text:p>21,793<text:s/></text:p>
          </table:table-cell>
          <table:table-cell office:value-type="float" office:value="20904" table:style-name="ce6">
            <text:p>20,904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917" table:style-name="ce6">
            <text:p>4,917<text:s/></text:p>
          </table:table-cell>
          <table:table-cell table:number-columns-repeated="16264"/>
        </table:table-row>
        <table:table-row table:style-name="ro2">
          <table:table-cell office:value-type="date" office:date-value="2023-01-08T00:00:00" table:style-name="ce5">
            <text:p>2023/1/8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34056" table:style-name="ce6">
            <text:p>34,056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4217" table:style-name="ce6">
            <text:p>14,217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2943" table:style-name="ce6">
            <text:p>22,943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118549" table:style-name="ce6">
            <text:p>118,549<text:s/></text:p>
          </table:table-cell>
          <table:table-cell office:value-type="float" office:value="41295" table:style-name="ce6">
            <text:p>41,295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4629" table:style-name="ce6">
            <text:p>14,629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55685" table:style-name="ce6">
            <text:p>55,685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44133" table:style-name="ce6">
            <text:p>44,133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419" table:style-name="ce6">
            <text:p>3,419<text:s/></text:p>
          </table:table-cell>
          <table:table-cell table:number-columns-repeated="16264"/>
        </table:table-row>
        <table:table-row table:style-name="ro2">
          <table:table-cell office:value-type="date" office:date-value="2023-01-09T00:00:00" table:style-name="ce5">
            <text:p>2023/1/9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39186" table:style-name="ce6">
            <text:p>39,186<text:s/></text:p>
          </table:table-cell>
          <table:table-cell office:value-type="float" office:value="38834" table:style-name="ce6">
            <text:p>38,834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116120" table:style-name="ce6">
            <text:p>116,120<text:s/></text:p>
          </table:table-cell>
          <table:table-cell office:value-type="float" office:value="40091" table:style-name="ce6">
            <text:p>40,091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31858" table:style-name="ce6">
            <text:p>31,858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7139" table:style-name="ce6">
            <text:p>27,139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37100" table:style-name="ce6">
            <text:p>37,100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53091" table:style-name="ce6">
            <text:p>53,091<text:s/></text:p>
          </table:table-cell>
          <table:table-cell office:value-type="float" office:value="21915" table:style-name="ce6">
            <text:p>21,915<text:s/></text:p>
          </table:table-cell>
          <table:table-cell office:value-type="float" office:value="31534" table:style-name="ce6">
            <text:p>31,534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55753" table:style-name="ce6">
            <text:p>55,753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4929" table:style-name="ce6">
            <text:p>14,929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35950" table:style-name="ce6">
            <text:p>35,950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22962" table:style-name="ce6">
            <text:p>22,962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5218" table:style-name="ce6">
            <text:p>5,218<text:s/></text:p>
          </table:table-cell>
          <table:table-cell table:number-columns-repeated="16264"/>
        </table:table-row>
        <table:table-row table:style-name="ro2">
          <table:table-cell office:value-type="date" office:date-value="2023-01-10T00:00:00" table:style-name="ce5">
            <text:p>2023/1/10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40166" table:style-name="ce6">
            <text:p>40,166<text:s/></text:p>
          </table:table-cell>
          <table:table-cell office:value-type="float" office:value="40121" table:style-name="ce6">
            <text:p>40,121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22543" table:style-name="ce6">
            <text:p>22,543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30211" table:style-name="ce6">
            <text:p>30,211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33159" table:style-name="ce6">
            <text:p>33,159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20194" table:style-name="ce6">
            <text:p>20,194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113814" table:style-name="ce6">
            <text:p>113,814<text:s/></text:p>
          </table:table-cell>
          <table:table-cell office:value-type="float" office:value="41907" table:style-name="ce6">
            <text:p>41,907<text:s/></text:p>
          </table:table-cell>
          <table:table-cell office:value-type="float" office:value="20812" table:style-name="ce6">
            <text:p>20,812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9380" table:style-name="ce6">
            <text:p>29,380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31555" table:style-name="ce6">
            <text:p>31,555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33309" table:style-name="ce6">
            <text:p>33,309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53591" table:style-name="ce6">
            <text:p>53,591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31911" table:style-name="ce6">
            <text:p>31,911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56455" table:style-name="ce6">
            <text:p>56,455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14175" table:style-name="ce6">
            <text:p>14,175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18257" table:style-name="ce6">
            <text:p>18,257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36851" table:style-name="ce6">
            <text:p>36,851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5490" table:style-name="ce6">
            <text:p>5,490<text:s/></text:p>
          </table:table-cell>
          <table:table-cell table:number-columns-repeated="16264"/>
        </table:table-row>
        <table:table-row table:style-name="ro2">
          <table:table-cell office:value-type="date" office:date-value="2023-01-11T00:00:00" table:style-name="ce5">
            <text:p>2023/1/11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40269" table:style-name="ce6">
            <text:p>40,269<text:s/></text:p>
          </table:table-cell>
          <table:table-cell office:value-type="float" office:value="41952" table:style-name="ce6">
            <text:p>41,952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33466" table:style-name="ce6">
            <text:p>33,466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20311" table:style-name="ce6">
            <text:p>20,311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117986" table:style-name="ce6">
            <text:p>117,986<text:s/></text:p>
          </table:table-cell>
          <table:table-cell office:value-type="float" office:value="42978" table:style-name="ce6">
            <text:p>42,978<text:s/></text:p>
          </table:table-cell>
          <table:table-cell office:value-type="float" office:value="21268" table:style-name="ce6">
            <text:p>21,268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8559" table:style-name="ce6">
            <text:p>28,559<text:s/></text:p>
          </table:table-cell>
          <table:table-cell office:value-type="float" office:value="34002" table:style-name="ce6">
            <text:p>34,002<text:s/></text:p>
          </table:table-cell>
          <table:table-cell office:value-type="float" office:value="36856" table:style-name="ce6">
            <text:p>36,856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54715" table:style-name="ce6">
            <text:p>54,715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33084" table:style-name="ce6">
            <text:p>33,084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57178" table:style-name="ce6">
            <text:p>57,178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9329" table:style-name="ce6">
            <text:p>19,329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27911" table:style-name="ce6">
            <text:p>27,911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5940" table:style-name="ce6">
            <text:p>5,940<text:s/></text:p>
          </table:table-cell>
          <table:table-cell table:number-columns-repeated="16264"/>
        </table:table-row>
        <table:table-row table:style-name="ro2">
          <table:table-cell office:value-type="date" office:date-value="2023-01-12T00:00:00" table:style-name="ce5">
            <text:p>2023/1/12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40711" table:style-name="ce6">
            <text:p>40,711<text:s/></text:p>
          </table:table-cell>
          <table:table-cell office:value-type="float" office:value="43369" table:style-name="ce6">
            <text:p>43,369<text:s/></text:p>
          </table:table-cell>
          <table:table-cell office:value-type="float" office:value="24752" table:style-name="ce6">
            <text:p>24,75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3102" table:style-name="ce6">
            <text:p>33,102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23622" table:style-name="ce6">
            <text:p>23,622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30689" table:style-name="ce6">
            <text:p>30,689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33360" table:style-name="ce6">
            <text:p>33,360<text:s/></text:p>
          </table:table-cell>
          <table:table-cell office:value-type="float" office:value="24587" table:style-name="ce6">
            <text:p>24,587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120266" table:style-name="ce6">
            <text:p>120,266<text:s/></text:p>
          </table:table-cell>
          <table:table-cell office:value-type="float" office:value="44792" table:style-name="ce6">
            <text:p>44,792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23997" table:style-name="ce6">
            <text:p>23,997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29875" table:style-name="ce6">
            <text:p>29,875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32111" table:style-name="ce6">
            <text:p>32,111<text:s/></text:p>
          </table:table-cell>
          <table:table-cell office:value-type="float" office:value="9481" table:style-name="ce6">
            <text:p>9,481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28642" table:style-name="ce6">
            <text:p>28,642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36639" table:style-name="ce6">
            <text:p>36,639<text:s/></text:p>
          </table:table-cell>
          <table:table-cell office:value-type="float" office:value="25949" table:style-name="ce6">
            <text:p>25,949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55640" table:style-name="ce6">
            <text:p>55,640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33835" table:style-name="ce6">
            <text:p>33,835<text:s/></text:p>
          </table:table-cell>
          <table:table-cell office:value-type="float" office:value="33193" table:style-name="ce6">
            <text:p>33,19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58499" table:style-name="ce6">
            <text:p>58,499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28036" table:style-name="ce6">
            <text:p>28,036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37861" table:style-name="ce6">
            <text:p>37,861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28212" table:style-name="ce6">
            <text:p>28,212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770" table:style-name="ce6">
            <text:p>1,770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5534" table:style-name="ce6">
            <text:p>5,534<text:s/></text:p>
          </table:table-cell>
          <table:table-cell table:number-columns-repeated="16264"/>
        </table:table-row>
        <table:table-row table:style-name="ro2">
          <table:table-cell office:value-type="date" office:date-value="2023-01-13T00:00:00" table:style-name="ce5">
            <text:p>2023/1/13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42270" table:style-name="ce6">
            <text:p>42,270<text:s/></text:p>
          </table:table-cell>
          <table:table-cell office:value-type="float" office:value="48382" table:style-name="ce6">
            <text:p>48,382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7622" table:style-name="ce6">
            <text:p>17,622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31705" table:style-name="ce6">
            <text:p>31,705<text:s/></text:p>
          </table:table-cell>
          <table:table-cell office:value-type="float" office:value="27475" table:style-name="ce6">
            <text:p>27,475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34971" table:style-name="ce6">
            <text:p>34,971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138386" table:style-name="ce6">
            <text:p>138,386<text:s/></text:p>
          </table:table-cell>
          <table:table-cell office:value-type="float" office:value="50388" table:style-name="ce6">
            <text:p>50,388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25001" table:style-name="ce6">
            <text:p>25,001<text:s/></text:p>
          </table:table-cell>
          <table:table-cell office:value-type="float" office:value="25865" table:style-name="ce6">
            <text:p>25,865<text:s/></text:p>
          </table:table-cell>
          <table:table-cell office:value-type="float" office:value="28656" table:style-name="ce6">
            <text:p>28,656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31481" table:style-name="ce6">
            <text:p>31,481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33499" table:style-name="ce6">
            <text:p>33,499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22652" table:style-name="ce6">
            <text:p>22,652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30934" table:style-name="ce6">
            <text:p>30,934<text:s/></text:p>
          </table:table-cell>
          <table:table-cell office:value-type="float" office:value="38466" table:style-name="ce6">
            <text:p>38,466<text:s/></text:p>
          </table:table-cell>
          <table:table-cell office:value-type="float" office:value="38679" table:style-name="ce6">
            <text:p>38,679<text:s/></text:p>
          </table:table-cell>
          <table:table-cell office:value-type="float" office:value="27435" table:style-name="ce6">
            <text:p>27,435<text:s/></text:p>
          </table:table-cell>
          <table:table-cell office:value-type="float" office:value="27322" table:style-name="ce6">
            <text:p>27,322<text:s/></text:p>
          </table:table-cell>
          <table:table-cell office:value-type="float" office:value="61740" table:style-name="ce6">
            <text:p>61,740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36577" table:style-name="ce6">
            <text:p>36,577<text:s/></text:p>
          </table:table-cell>
          <table:table-cell office:value-type="float" office:value="36198" table:style-name="ce6">
            <text:p>36,198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65791" table:style-name="ce6">
            <text:p>65,791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31756" table:style-name="ce6">
            <text:p>31,756<text:s/></text:p>
          </table:table-cell>
          <table:table-cell office:value-type="float" office:value="20140" table:style-name="ce6">
            <text:p>20,140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38533" table:style-name="ce6">
            <text:p>38,533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5300" table:style-name="ce6">
            <text:p>25,300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8034" table:style-name="ce6">
            <text:p>18,034<text:s/></text:p>
          </table:table-cell>
          <table:table-cell office:value-type="float" office:value="29070" table:style-name="ce6">
            <text:p>29,070<text:s/></text:p>
          </table:table-cell>
          <table:table-cell office:value-type="float" office:value="25338" table:style-name="ce6">
            <text:p>25,338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5838" table:style-name="ce6">
            <text:p>5,838<text:s/></text:p>
          </table:table-cell>
          <table:table-cell table:number-columns-repeated="16264"/>
        </table:table-row>
        <table:table-row table:style-name="ro2">
          <table:table-cell office:value-type="date" office:date-value="2023-01-14T00:00:00" table:style-name="ce5">
            <text:p>2023/1/14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46173" table:style-name="ce6">
            <text:p>46,173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7258" table:style-name="ce6">
            <text:p>17,258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25370" table:style-name="ce6">
            <text:p>25,370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8687" table:style-name="ce6">
            <text:p>28,687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132892" table:style-name="ce6">
            <text:p>132,892<text:s/></text:p>
          </table:table-cell>
          <table:table-cell office:value-type="float" office:value="51469" table:style-name="ce6">
            <text:p>51,469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27736" table:style-name="ce6">
            <text:p>27,736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21988" table:style-name="ce6">
            <text:p>21,988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64754" table:style-name="ce6">
            <text:p>64,754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30296" table:style-name="ce6">
            <text:p>30,296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57270" table:style-name="ce6">
            <text:p>57,270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20206" table:style-name="ce6">
            <text:p>20,206<text:s/></text:p>
          </table:table-cell>
          <table:table-cell office:value-type="float" office:value="16481" table:style-name="ce6">
            <text:p>16,481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3-01-15T00:00:00" table:style-name="ce5">
            <text:p>2023/1/15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37364" table:style-name="ce6">
            <text:p>37,364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17475" table:style-name="ce6">
            <text:p>117,475<text:s/></text:p>
          </table:table-cell>
          <table:table-cell office:value-type="float" office:value="43656" table:style-name="ce6">
            <text:p>43,656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9001" table:style-name="ce6">
            <text:p>19,001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9935" table:style-name="ce6">
            <text:p>29,935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57412" table:style-name="ce6">
            <text:p>57,412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23847" table:style-name="ce6">
            <text:p>23,847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48375" table:style-name="ce6">
            <text:p>48,375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269" table:style-name="ce6">
            <text:p>3,269<text:s/></text:p>
          </table:table-cell>
          <table:table-cell table:number-columns-repeated="16264"/>
        </table:table-row>
        <table:table-row table:style-name="ro2">
          <table:table-cell office:value-type="date" office:date-value="2023-01-16T00:00:00" table:style-name="ce5">
            <text:p>2023/1/16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40705" table:style-name="ce6">
            <text:p>40,705<text:s/></text:p>
          </table:table-cell>
          <table:table-cell office:value-type="float" office:value="43040" table:style-name="ce6">
            <text:p>43,040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7901" table:style-name="ce6">
            <text:p>7,901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27448" table:style-name="ce6">
            <text:p>27,448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22711" table:style-name="ce6">
            <text:p>22,711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29229" table:style-name="ce6">
            <text:p>29,229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32953" table:style-name="ce6">
            <text:p>32,953<text:s/></text:p>
          </table:table-cell>
          <table:table-cell office:value-type="float" office:value="24035" table:style-name="ce6">
            <text:p>24,035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120465" table:style-name="ce6">
            <text:p>120,465<text:s/></text:p>
          </table:table-cell>
          <table:table-cell office:value-type="float" office:value="43668" table:style-name="ce6">
            <text:p>43,668<text:s/></text:p>
          </table:table-cell>
          <table:table-cell office:value-type="float" office:value="20201" table:style-name="ce6">
            <text:p>20,201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21740" table:style-name="ce6">
            <text:p>21,740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28837" table:style-name="ce6">
            <text:p>28,837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35018" table:style-name="ce6">
            <text:p>35,018<text:s/></text:p>
          </table:table-cell>
          <table:table-cell office:value-type="float" office:value="36499" table:style-name="ce6">
            <text:p>36,499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57436" table:style-name="ce6">
            <text:p>57,436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31200" table:style-name="ce6">
            <text:p>31,200<text:s/></text:p>
          </table:table-cell>
          <table:table-cell office:value-type="float" office:value="33517" table:style-name="ce6">
            <text:p>33,517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60195" table:style-name="ce6">
            <text:p>60,195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37683" table:style-name="ce6">
            <text:p>37,683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5652" table:style-name="ce6">
            <text:p>5,652<text:s/></text:p>
          </table:table-cell>
          <table:table-cell table:number-columns-repeated="16264"/>
        </table:table-row>
        <table:table-row table:style-name="ro2">
          <table:table-cell office:value-type="date" office:date-value="2023-01-17T00:00:00" table:style-name="ce5">
            <text:p>2023/1/17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41260" table:style-name="ce6">
            <text:p>41,260<text:s/></text:p>
          </table:table-cell>
          <table:table-cell office:value-type="float" office:value="45235" table:style-name="ce6">
            <text:p>45,235<text:s/></text:p>
          </table:table-cell>
          <table:table-cell office:value-type="float" office:value="25568" table:style-name="ce6">
            <text:p>25,56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30842" table:style-name="ce6">
            <text:p>30,842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33196" table:style-name="ce6">
            <text:p>33,196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116988" table:style-name="ce6">
            <text:p>116,988<text:s/></text:p>
          </table:table-cell>
          <table:table-cell office:value-type="float" office:value="45980" table:style-name="ce6">
            <text:p>45,980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2030" table:style-name="ce6">
            <text:p>22,030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34376" table:style-name="ce6">
            <text:p>34,376<text:s/></text:p>
          </table:table-cell>
          <table:table-cell office:value-type="float" office:value="36980" table:style-name="ce6">
            <text:p>36,980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56742" table:style-name="ce6">
            <text:p>56,742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31957" table:style-name="ce6">
            <text:p>31,957<text:s/></text:p>
          </table:table-cell>
          <table:table-cell office:value-type="float" office:value="34680" table:style-name="ce6">
            <text:p>34,680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61399" table:style-name="ce6">
            <text:p>61,399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20855" table:style-name="ce6">
            <text:p>20,855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38489" table:style-name="ce6">
            <text:p>38,489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23373" table:style-name="ce6">
            <text:p>23,373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28512" table:style-name="ce6">
            <text:p>28,512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5383" table:style-name="ce6">
            <text:p>5,383<text:s/></text:p>
          </table:table-cell>
          <table:table-cell table:number-columns-repeated="16264"/>
        </table:table-row>
        <table:table-row table:style-name="ro2">
          <table:table-cell office:value-type="date" office:date-value="2023-01-18T00:00:00" table:style-name="ce5">
            <text:p>2023/1/18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13929" table:style-name="ce6">
            <text:p>13,929<text:s/></text:p>
          </table:table-cell>
          <table:table-cell office:value-type="float" office:value="41125" table:style-name="ce6">
            <text:p>41,125<text:s/></text:p>
          </table:table-cell>
          <table:table-cell office:value-type="float" office:value="46596" table:style-name="ce6">
            <text:p>46,596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25096" table:style-name="ce6">
            <text:p>25,096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34292" table:style-name="ce6">
            <text:p>34,292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117203" table:style-name="ce6">
            <text:p>117,203<text:s/></text:p>
          </table:table-cell>
          <table:table-cell office:value-type="float" office:value="47606" table:style-name="ce6">
            <text:p>47,606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2284" table:style-name="ce6">
            <text:p>22,284<text:s/></text:p>
          </table:table-cell>
          <table:table-cell office:value-type="float" office:value="25408" table:style-name="ce6">
            <text:p>25,408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29490" table:style-name="ce6">
            <text:p>29,490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29128" table:style-name="ce6">
            <text:p>29,128<text:s/></text:p>
          </table:table-cell>
          <table:table-cell office:value-type="float" office:value="35448" table:style-name="ce6">
            <text:p>35,448<text:s/></text:p>
          </table:table-cell>
          <table:table-cell office:value-type="float" office:value="38319" table:style-name="ce6">
            <text:p>38,319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59457" table:style-name="ce6">
            <text:p>59,457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31743" table:style-name="ce6">
            <text:p>31,743<text:s/></text:p>
          </table:table-cell>
          <table:table-cell office:value-type="float" office:value="35404" table:style-name="ce6">
            <text:p>35,404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62641" table:style-name="ce6">
            <text:p>62,641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16441" table:style-name="ce6">
            <text:p>16,441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27862" table:style-name="ce6">
            <text:p>27,862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38774" table:style-name="ce6">
            <text:p>38,774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5771" table:style-name="ce6">
            <text:p>5,771<text:s/></text:p>
          </table:table-cell>
          <table:table-cell table:number-columns-repeated="16264"/>
        </table:table-row>
        <table:table-row table:style-name="ro2">
          <table:table-cell office:value-type="date" office:date-value="2023-01-19T00:00:00" table:style-name="ce5">
            <text:p>2023/1/19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38092" table:style-name="ce6">
            <text:p>38,092<text:s/></text:p>
          </table:table-cell>
          <table:table-cell office:value-type="float" office:value="49276" table:style-name="ce6">
            <text:p>49,276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29357" table:style-name="ce6">
            <text:p>29,357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5977" table:style-name="ce6">
            <text:p>15,977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3187" table:style-name="ce6">
            <text:p>23,187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29508" table:style-name="ce6">
            <text:p>29,508<text:s/></text:p>
          </table:table-cell>
          <table:table-cell office:value-type="float" office:value="25655" table:style-name="ce6">
            <text:p>25,655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20535" table:style-name="ce6">
            <text:p>20,535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118955" table:style-name="ce6">
            <text:p>118,955<text:s/></text:p>
          </table:table-cell>
          <table:table-cell office:value-type="float" office:value="51753" table:style-name="ce6">
            <text:p>51,753<text:s/></text:p>
          </table:table-cell>
          <table:table-cell office:value-type="float" office:value="20201" table:style-name="ce6">
            <text:p>20,201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6915" table:style-name="ce6">
            <text:p>26,915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37210" table:style-name="ce6">
            <text:p>37,210<text:s/></text:p>
          </table:table-cell>
          <table:table-cell office:value-type="float" office:value="38652" table:style-name="ce6">
            <text:p>38,652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70119" table:style-name="ce6">
            <text:p>70,119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36083" table:style-name="ce6">
            <text:p>36,083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65742" table:style-name="ce6">
            <text:p>65,742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28527" table:style-name="ce6">
            <text:p>28,527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35751" table:style-name="ce6">
            <text:p>35,751<text:s/></text:p>
          </table:table-cell>
          <table:table-cell office:value-type="float" office:value="21339" table:style-name="ce6">
            <text:p>21,339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27121" table:style-name="ce6">
            <text:p>27,121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11943" table:style-name="ce6">
            <text:p>11,94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5681" table:style-name="ce6">
            <text:p>5,681<text:s/></text:p>
          </table:table-cell>
          <table:table-cell table:number-columns-repeated="16264"/>
        </table:table-row>
        <table:table-row table:style-name="ro2">
          <table:table-cell office:value-type="date" office:date-value="2023-01-20T00:00:00" table:style-name="ce5">
            <text:p>2023/1/20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33700" table:style-name="ce6">
            <text:p>33,700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1744" table:style-name="ce6">
            <text:p>11,744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14334" table:style-name="ce6">
            <text:p>14,334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75731" table:style-name="ce6">
            <text:p>75,731<text:s/></text:p>
          </table:table-cell>
          <table:table-cell office:value-type="float" office:value="33702" table:style-name="ce6">
            <text:p>33,702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9908" table:style-name="ce6">
            <text:p>19,908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12194" table:style-name="ce6">
            <text:p>12,194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1271" table:style-name="ce6">
            <text:p>21,271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43625" table:style-name="ce6">
            <text:p>43,625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37714" table:style-name="ce6">
            <text:p>37,714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5090" table:style-name="ce6">
            <text:p>15,09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539" table:style-name="ce6">
            <text:p>2,539<text:s/></text:p>
          </table:table-cell>
          <table:table-cell table:number-columns-repeated="16264"/>
        </table:table-row>
        <table:table-row table:style-name="ro2">
          <table:table-cell office:value-type="date" office:date-value="2023-01-21T00:00:00" table:style-name="ce5">
            <text:p>2023/1/21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47877" table:style-name="ce6">
            <text:p>47,877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9457" table:style-name="ce6">
            <text:p>19,45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3-01-22T00:00:00" table:style-name="ce5">
            <text:p>2023/1/22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17698" table:style-name="ce6">
            <text:p>17,698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88326" table:style-name="ce6">
            <text:p>88,326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54903" table:style-name="ce6">
            <text:p>54,90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42968" table:style-name="ce6">
            <text:p>42,968<text:s/></text:p>
          </table:table-cell>
          <table:table-cell office:value-type="float" office:value="49004" table:style-name="ce6">
            <text:p>49,004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40024" table:style-name="ce6">
            <text:p>40,024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21054" table:style-name="ce6">
            <text:p>21,054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28062" table:style-name="ce6">
            <text:p>28,062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17" table:style-name="ce6">
            <text:p>517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619" table:style-name="ce6">
            <text:p>2,619<text:s/></text:p>
          </table:table-cell>
          <table:table-cell table:number-columns-repeated="16264"/>
        </table:table-row>
        <table:table-row table:style-name="ro2">
          <table:table-cell office:value-type="date" office:date-value="2023-01-23T00:00:00" table:style-name="ce5">
            <text:p>2023/1/23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24752" table:style-name="ce6">
            <text:p>24,752<text:s/>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95219" table:style-name="ce6">
            <text:p>95,219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41411" table:style-name="ce6">
            <text:p>41,411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27566" table:style-name="ce6">
            <text:p>27,566<text:s/></text:p>
          </table:table-cell>
          <table:table-cell office:value-type="float" office:value="45958" table:style-name="ce6">
            <text:p>45,958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37669" table:style-name="ce6">
            <text:p>37,669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774" table:style-name="ce6">
            <text:p>2,774<text:s/></text:p>
          </table:table-cell>
          <table:table-cell table:number-columns-repeated="16264"/>
        </table:table-row>
        <table:table-row table:style-name="ro2">
          <table:table-cell office:value-type="date" office:date-value="2023-01-24T00:00:00" table:style-name="ce5">
            <text:p>2023/1/24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09643" table:style-name="ce6">
            <text:p>109,643<text:s/></text:p>
          </table:table-cell>
          <table:table-cell office:value-type="float" office:value="29949" table:style-name="ce6">
            <text:p>29,949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15770" table:style-name="ce6">
            <text:p>15,770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54145" table:style-name="ce6">
            <text:p>54,145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42371" table:style-name="ce6">
            <text:p>42,371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601" table:style-name="ce6">
            <text:p>2,601<text:s/></text:p>
          </table:table-cell>
          <table:table-cell table:number-columns-repeated="16264"/>
        </table:table-row>
        <table:table-row table:style-name="ro2">
          <table:table-cell office:value-type="date" office:date-value="2023-01-25T00:00:00" table:style-name="ce5">
            <text:p>2023/1/25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30598" table:style-name="ce6">
            <text:p>30,598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22330" table:style-name="ce6">
            <text:p>122,330<text:s/></text:p>
          </table:table-cell>
          <table:table-cell office:value-type="float" office:value="35443" table:style-name="ce6">
            <text:p>35,443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45255" table:style-name="ce6">
            <text:p>45,255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31259" table:style-name="ce6">
            <text:p>31,259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61319" table:style-name="ce6">
            <text:p>61,319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23500" table:style-name="ce6">
            <text:p>23,500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46078" table:style-name="ce6">
            <text:p>46,07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4266" table:style-name="ce6">
            <text:p>14,26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782" table:style-name="ce6">
            <text:p>2,782<text:s/></text:p>
          </table:table-cell>
          <table:table-cell table:number-columns-repeated="16264"/>
        </table:table-row>
        <table:table-row table:style-name="ro2">
          <table:table-cell office:value-type="date" office:date-value="2023-01-26T00:00:00" table:style-name="ce5">
            <text:p>2023/1/26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34343" table:style-name="ce6">
            <text:p>34,343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2209" table:style-name="ce6">
            <text:p>22,209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6095" table:style-name="ce6">
            <text:p>16,095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5108" table:style-name="ce6">
            <text:p>15,108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136353" table:style-name="ce6">
            <text:p>136,353<text:s/></text:p>
          </table:table-cell>
          <table:table-cell office:value-type="float" office:value="40068" table:style-name="ce6">
            <text:p>40,068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28271" table:style-name="ce6">
            <text:p>28,271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60193" table:style-name="ce6">
            <text:p>60,193<text:s/></text:p>
          </table:table-cell>
          <table:table-cell office:value-type="float" office:value="5449" table:style-name="ce6">
            <text:p>5,449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30498" table:style-name="ce6">
            <text:p>30,498<text:s/></text:p>
          </table:table-cell>
          <table:table-cell office:value-type="float" office:value="64100" table:style-name="ce6">
            <text:p>64,100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47851" table:style-name="ce6">
            <text:p>47,85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069" table:style-name="ce6">
            <text:p>3,069<text:s/></text:p>
          </table:table-cell>
          <table:table-cell table:number-columns-repeated="16264"/>
        </table:table-row>
        <table:table-row table:style-name="ro2">
          <table:table-cell office:value-type="date" office:date-value="2023-01-27T00:00:00" table:style-name="ce5">
            <text:p>2023/1/27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6534" table:style-name="ce6">
            <text:p>16,534<text:s/></text:p>
          </table:table-cell>
          <table:table-cell office:value-type="float" office:value="36993" table:style-name="ce6">
            <text:p>36,993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138198" table:style-name="ce6">
            <text:p>138,198<text:s/></text:p>
          </table:table-cell>
          <table:table-cell office:value-type="float" office:value="41120" table:style-name="ce6">
            <text:p>41,120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36266" table:style-name="ce6">
            <text:p>36,266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21078" table:style-name="ce6">
            <text:p>21,078<text:s/></text:p>
          </table:table-cell>
          <table:table-cell office:value-type="float" office:value="33695" table:style-name="ce6">
            <text:p>33,695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64791" table:style-name="ce6">
            <text:p>64,791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49151" table:style-name="ce6">
            <text:p>49,151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20518" table:style-name="ce6">
            <text:p>20,518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22487" table:style-name="ce6">
            <text:p>22,487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2803" table:style-name="ce6">
            <text:p>2,803<text:s/></text:p>
          </table:table-cell>
          <table:table-cell table:number-columns-repeated="16264"/>
        </table:table-row>
        <table:table-row table:style-name="ro2">
          <table:table-cell office:value-type="date" office:date-value="2023-01-28T00:00:00" table:style-name="ce5">
            <text:p>2023/1/28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37729" table:style-name="ce6">
            <text:p>37,729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738" table:style-name="ce6">
            <text:p>31,738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39914" table:style-name="ce6">
            <text:p>139,914<text:s/></text:p>
          </table:table-cell>
          <table:table-cell office:value-type="float" office:value="43057" table:style-name="ce6">
            <text:p>43,057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20838" table:style-name="ce6">
            <text:p>20,838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33765" table:style-name="ce6">
            <text:p>33,765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33646" table:style-name="ce6">
            <text:p>33,646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26269" table:style-name="ce6">
            <text:p>26,269<text:s/></text:p>
          </table:table-cell>
          <table:table-cell office:value-type="float" office:value="66926" table:style-name="ce6">
            <text:p>66,926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23567" table:style-name="ce6">
            <text:p>23,567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48682" table:style-name="ce6">
            <text:p>48,682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22129" table:style-name="ce6">
            <text:p>22,129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109" table:style-name="ce6">
            <text:p>3,109<text:s/></text:p>
          </table:table-cell>
          <table:table-cell table:number-columns-repeated="16264"/>
        </table:table-row>
        <table:table-row table:style-name="ro2">
          <table:table-cell office:value-type="date" office:date-value="2023-01-29T00:00:00" table:style-name="ce5">
            <text:p>2023/1/29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32187" table:style-name="ce6">
            <text:p>32,187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128017" table:style-name="ce6">
            <text:p>128,017<text:s/></text:p>
          </table:table-cell>
          <table:table-cell office:value-type="float" office:value="37875" table:style-name="ce6">
            <text:p>37,875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36454" table:style-name="ce6">
            <text:p>36,454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21557" table:style-name="ce6">
            <text:p>21,557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58394" table:style-name="ce6">
            <text:p>58,394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43203" table:style-name="ce6">
            <text:p>43,203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3107" table:style-name="ce6">
            <text:p>3,107<text:s/></text:p>
          </table:table-cell>
          <table:table-cell table:number-columns-repeated="16264"/>
        </table:table-row>
        <table:table-row table:style-name="ro2">
          <table:table-cell office:value-type="date" office:date-value="2023-01-30T00:00:00" table:style-name="ce5">
            <text:p>2023/1/30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37716" table:style-name="ce6">
            <text:p>37,716<text:s/></text:p>
          </table:table-cell>
          <table:table-cell office:value-type="float" office:value="37735" table:style-name="ce6">
            <text:p>37,735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38802" table:style-name="ce6">
            <text:p>38,802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30806" table:style-name="ce6">
            <text:p>30,806<text:s/></text:p>
          </table:table-cell>
          <table:table-cell office:value-type="float" office:value="22494" table:style-name="ce6">
            <text:p>22,494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21531" table:style-name="ce6">
            <text:p>21,531<text:s/></text:p>
          </table:table-cell>
          <table:table-cell office:value-type="float" office:value="131370" table:style-name="ce6">
            <text:p>131,370<text:s/></text:p>
          </table:table-cell>
          <table:table-cell office:value-type="float" office:value="40321" table:style-name="ce6">
            <text:p>40,321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22075" table:style-name="ce6">
            <text:p>22,075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22574" table:style-name="ce6">
            <text:p>22,574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26419" table:style-name="ce6">
            <text:p>26,419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33634" table:style-name="ce6">
            <text:p>33,634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0306" table:style-name="ce6">
            <text:p>20,306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34566" table:style-name="ce6">
            <text:p>34,566<text:s/></text:p>
          </table:table-cell>
          <table:table-cell office:value-type="float" office:value="34273" table:style-name="ce6">
            <text:p>34,273<text:s/></text:p>
          </table:table-cell>
          <table:table-cell office:value-type="float" office:value="24617" table:style-name="ce6">
            <text:p>24,617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58747" table:style-name="ce6">
            <text:p>58,747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30637" table:style-name="ce6">
            <text:p>30,637<text:s/></text:p>
          </table:table-cell>
          <table:table-cell office:value-type="float" office:value="30071" table:style-name="ce6">
            <text:p>30,071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56709" table:style-name="ce6">
            <text:p>56,709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34160" table:style-name="ce6">
            <text:p>34,160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5370" table:style-name="ce6">
            <text:p>5,370<text:s/></text:p>
          </table:table-cell>
          <table:table-cell table:number-columns-repeated="16264"/>
        </table:table-row>
        <table:table-row table:style-name="ro2">
          <table:table-cell office:value-type="date" office:date-value="2023-01-31T00:00:00" table:style-name="ce5">
            <text:p>2023/1/31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38783" table:style-name="ce6">
            <text:p>38,783<text:s/></text:p>
          </table:table-cell>
          <table:table-cell office:value-type="float" office:value="39390" table:style-name="ce6">
            <text:p>39,390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9896" table:style-name="ce6">
            <text:p>9,896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16512" table:style-name="ce6">
            <text:p>16,512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6276" table:style-name="ce6">
            <text:p>36,276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30063" table:style-name="ce6">
            <text:p>30,063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31916" table:style-name="ce6">
            <text:p>31,916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127971" table:style-name="ce6">
            <text:p>127,971<text:s/></text:p>
          </table:table-cell>
          <table:table-cell office:value-type="float" office:value="42049" table:style-name="ce6">
            <text:p>42,049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20664" table:style-name="ce6">
            <text:p>20,664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24984" table:style-name="ce6">
            <text:p>24,984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27996" table:style-name="ce6">
            <text:p>27,996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34927" table:style-name="ce6">
            <text:p>34,927<text:s/></text:p>
          </table:table-cell>
          <table:table-cell office:value-type="float" office:value="36238" table:style-name="ce6">
            <text:p>36,238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58888" table:style-name="ce6">
            <text:p>58,888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31980" table:style-name="ce6">
            <text:p>31,980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58163" table:style-name="ce6">
            <text:p>58,163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21356" table:style-name="ce6">
            <text:p>21,356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5454" table:style-name="ce6">
            <text:p>5,45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2-10T07:34:34Z</meta:creation-date>
    <dc:date>2023-02-10T07:35:08Z</dc:date>
  </office:meta>
</office:document-meta>
</file>